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49mm"/>
    </style:style>
    <style:style style:name="co17" style:family="table-column">
      <style:table-column-properties fo:break-before="auto" style:column-width="28.4mm"/>
    </style:style>
    <style:style style:name="co18" style:family="table-column">
      <style:table-column-properties fo:break-before="auto" style:column-width="22.4mm"/>
    </style:style>
    <style:style style:name="co19" style:family="table-column">
      <style:table-column-properties fo:break-before="auto" style:column-width="23.21mm"/>
    </style:style>
    <style:style style:name="co20" style:family="table-column">
      <style:table-column-properties fo:break-before="auto" style:column-width="22.12mm"/>
    </style:style>
    <style:style style:name="co21" style:family="table-column">
      <style:table-column-properties fo:break-before="auto" style:column-width="21.85mm"/>
    </style:style>
    <style:style style:name="co22" style:family="table-column">
      <style:table-column-properties fo:break-before="auto" style:column-width="25.12mm"/>
    </style:style>
    <style:style style:name="co2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Média_20_Ponderada">
      <style:table-properties table:display="true" style:writing-mode="lr-tb"/>
    </style:style>
    <style:style style:name="ta5" style:family="table" style:master-page-name="Média_20_Erro">
      <style:table-properties table:display="true" style:writing-mode="lr-tb"/>
    </style:style>
    <style:style style:name="ta6" style:family="table" style:master-page-name="Linear_20_regression">
      <style:table-properties table:display="true" style:writing-mode="lr-tb"/>
    </style:style>
    <style:style style:name="ta7" style:family="table" style:master-page-name="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name-asian="Droid Sans Fallback" style:font-name-complex="FreeSan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5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ce19"/>
        <table:table-column table:style-name="co1" table:number-columns-repeated="7" table:default-cell-style-name="ce5"/>
        <table:table-column table:style-name="co6" table:number-columns-repeated="10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79mm" svg:x="19.71mm" svg:y="0.82mm">
              <loext:p draw:notify-on-update-of-ranges="Sheet1.H13:Sheet1.H19 Sheet1.I12:Sheet1.I12 Sheet1.I13:Sheet1.I19 Sheet1.J12:Sheet1.J12 Sheet1.J13:Sheet1.J19 Sheet1.K12:Sheet1.K12 Sheet1.K13:Sheet1.K19 Sheet1.L12:Sheet1.L12 Sheet1.L13:Sheet1.L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7" office:value-type="float" office:value="0.399566666667" calcext:value-type="float">
            <text:p>0,399566666667</text:p>
          </table:table-cell>
          <table:table-cell table:style-name="ce7" office:value-type="float" office:value="174.403133333" calcext:value-type="float">
            <text:p>174,403133333</text:p>
          </table:table-cell>
          <table:table-cell table:style-name="ce7" office:value-type="float" office:value="0.1079" calcext:value-type="float">
            <text:p>0,1079</text:p>
          </table:table-cell>
          <table:table-cell table:style-name="ce7" office:value-type="float" office:value="5.02133333333" calcext:value-type="float">
            <text:p>5,02133333333</text:p>
          </table:table-cell>
          <table:table-cell table:style-name="ce17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7" office:value-type="float" office:value="93.7960666667" calcext:value-type="float">
            <text:p>93,7960666667</text:p>
          </table:table-cell>
          <table:table-cell table:style-name="ce7" office:value-type="float" office:value="15.4183666667" calcext:value-type="float">
            <text:p>15,4183666667</text:p>
          </table:table-cell>
          <table:table-cell table:style-name="ce7" office:value-type="float" office:value="12.3154" calcext:value-type="float">
            <text:p>12,3154</text:p>
          </table:table-cell>
          <table:table-cell table:style-name="ce17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7" office:value-type="float" office:value="233.5144" calcext:value-type="float">
            <text:p>233,5144</text:p>
          </table:table-cell>
          <table:table-cell table:style-name="ce7" office:value-type="float" office:value="22.8662333333" calcext:value-type="float">
            <text:p>22,8662333333</text:p>
          </table:table-cell>
          <table:table-cell table:style-name="ce7" office:value-type="float" office:value="30.4872" calcext:value-type="float">
            <text:p>30,4872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7" office:value-type="float" office:value="228.145633333" calcext:value-type="float">
            <text:p>228,145633333</text:p>
          </table:table-cell>
          <table:table-cell table:style-name="ce7" office:value-type="float" office:value="21.8689" calcext:value-type="float">
            <text:p>21,8689</text:p>
          </table:table-cell>
          <table:table-cell table:style-name="ce7" office:value-type="float" office:value="29.5941" calcext:value-type="float">
            <text:p>29,5941</text:p>
          </table:table-cell>
          <table:table-cell table:style-name="ce17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7" office:value-type="float" office:value="4.61773333333" calcext:value-type="float">
            <text:p>4,61773333333</text:p>
          </table:table-cell>
          <table:table-cell table:style-name="ce7" office:value-type="float" office:value="217.247666667" calcext:value-type="float">
            <text:p>217,247666667</text:p>
          </table:table-cell>
          <table:table-cell table:style-name="ce7" office:value-type="float" office:value="18.0741666667" calcext:value-type="float">
            <text:p>18,0741666667</text:p>
          </table:table-cell>
          <table:table-cell table:style-name="ce17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7" office:value-type="float" office:value="70.2134333333" calcext:value-type="float">
            <text:p>70,2134333333</text:p>
          </table:table-cell>
          <table:table-cell table:style-name="ce7" office:value-type="float" office:value="0.2412" calcext:value-type="float">
            <text:p>0,2412</text:p>
          </table:table-cell>
          <table:table-cell table:style-name="ce7" office:value-type="float" office:value="4.6108" calcext:value-type="float">
            <text:p>4,6108</text:p>
          </table:table-cell>
          <table:table-cell table:style-name="ce17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7" office:value-type="float" office:value="233.9807" calcext:value-type="float">
            <text:p>233,9807</text:p>
          </table:table-cell>
          <table:table-cell table:style-name="ce7" office:value-type="float" office:value="0.254133333333" calcext:value-type="float">
            <text:p>0,254133333333</text:p>
          </table:table-cell>
          <table:table-cell table:style-name="ce7" office:value-type="float" office:value="4.24356666667" calcext:value-type="float">
            <text:p>4,24356666667</text:p>
          </table:table-cell>
          <table:table-cell table:style-name="ce17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39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4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6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7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1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2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/>
          <table:table-cell table:style-name="ce23"/>
          <table:table-cell table:style-name="ce6" table:number-columns-repeated="4"/>
          <table:table-cell table:style-name="ce24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9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2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7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3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5"/>
        <table:table-column table:style-name="co6" table:number-columns-repeated="111" table:default-cell-style-name="ce5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B2:Sheet2.B2 Sheet2.B3:Sheet2.B7 Sheet2.C2:Sheet2.C2 Sheet2.C3:Sheet2.C7 Sheet2.D2:Sheet2.D2 Sheet2.D3:Sheet2.D7 Sheet2.E2:Sheet2.E2 Sheet2.E3:Sheet2.E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9" office:value-type="float" office:value="0.983148410776689" calcext:value-type="float">
            <text:p>0,98</text:p>
          </table:table-cell>
          <table:table-cell table:style-name="ce19" office:value-type="float" office:value="0.488281173848536" calcext:value-type="float">
            <text:p>0,49</text:p>
          </table:table-cell>
          <table:table-cell table:style-name="ce19" office:value-type="float" office:value="0.983292831108698" calcext:value-type="float">
            <text:p>0,98</text:p>
          </table:table-cell>
          <table:table-cell table:style-name="ce19" office:value-type="float" office:value="0.097276402787848" calcext:value-type="float">
            <text:p>0,10</text:p>
          </table:table-cell>
          <table:table-cell table:style-name="ce19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9" office:value-type="float" office:value="1.06999249186446" calcext:value-type="float">
            <text:p>1,07</text:p>
          </table:table-cell>
          <table:table-cell table:style-name="ce19" office:value-type="float" office:value="0.921881372928166" calcext:value-type="float">
            <text:p>0,92</text:p>
          </table:table-cell>
          <table:table-cell table:style-name="ce19" office:value-type="float" office:value="0.977650256717072" calcext:value-type="float">
            <text:p>0,98</text:p>
          </table:table-cell>
          <table:table-cell table:style-name="ce19" office:value-type="float" office:value="0.464111751603977" calcext:value-type="float">
            <text:p>0,46</text:p>
          </table:table-cell>
          <table:table-cell table:style-name="ce19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0.875531826143426" calcext:value-type="float">
            <text:p>0,8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9" office:value-type="float" office:value="1.02569450237589" calcext:value-type="float">
            <text:p>1,03</text:p>
          </table:table-cell>
          <table:table-cell table:style-name="ce19" office:value-type="float" office:value="0.278658793210479" calcext:value-type="float">
            <text:p>0,28</text:p>
          </table:table-cell>
          <table:table-cell table:style-name="ce19" office:value-type="float" office:value="0.0840495417129695" calcext:value-type="float">
            <text:p>0,08</text:p>
          </table:table-cell>
          <table:table-cell table:style-name="ce19" office:value-type="float" office:value="0.0348524842690453" calcext:value-type="float">
            <text:p>0,03</text:p>
          </table:table-cell>
          <table:table-cell table:style-name="ce19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Bzip2@crypt" xlink:type="simple">Bzip2@crypt</text:a></text:p>
          </table:table-cell>
          <table:table-cell table:style-name="ce19" office:value-type="float" office:value="0.793442896469681" calcext:value-type="float">
            <text:p>0,79</text:p>
          </table:table-cell>
          <table:table-cell table:style-name="ce19" office:value-type="float" office:value="0.848152766370115" calcext:value-type="float">
            <text:p>0,85</text:p>
          </table:table-cell>
          <table:table-cell table:style-name="ce19" office:value-type="float" office:value="1.05888125613346" calcext:value-type="float">
            <text:p>1,06</text:p>
          </table:table-cell>
          <table:table-cell table:style-name="ce19" office:value-type="float" office:value="0.313335260825424" calcext:value-type="float">
            <text:p>0,31</text:p>
          </table:table-cell>
          <table:table-cell table:style-name="ce19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9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9" office:value-type="float" office:value="0.777169616178616" calcext:value-type="float">
            <text:p>0,78</text:p>
          </table:table-cell>
          <table:table-cell table:style-name="ce19" office:value-type="float" office:value="0.181394912366877" calcext:value-type="float">
            <text:p>0,18</text:p>
          </table:table-cell>
          <table:table-cell table:style-name="ce19" office:value-type="float" office:value="0.70404753633216" calcext:value-type="float">
            <text:p>0,70</text:p>
          </table:table-cell>
          <table:table-cell table:style-name="ce19" office:value-type="float" office:value="0.759718824523131" calcext:value-type="float">
            <text:p>0,76</text:p>
          </table:table-cell>
          <table:table-cell table:style-name="ce19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9" office:value-type="float" office:value="0.470252058338197" calcext:value-type="float">
            <text:p>0,47</text:p>
          </table:table-cell>
          <table:table-cell table:style-name="ce19" office:value-type="float" office:value="0.378006525567651" calcext:value-type="float">
            <text:p>0,38</text:p>
          </table:table-cell>
          <table:table-cell table:style-name="ce19" office:value-type="float" office:value="0.406431077747939" calcext:value-type="float">
            <text:p>0,41</text:p>
          </table:table-cell>
          <table:table-cell table:style-name="ce19" office:value-type="float" office:value="0.241948078605297" calcext:value-type="float">
            <text:p>0,24</text:p>
          </table:table-cell>
          <table:table-cell table:style-name="ce19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9" office:value-type="float" office:value="0.83121403224407" calcext:value-type="float">
            <text:p>0,83</text:p>
          </table:table-cell>
          <table:table-cell table:style-name="ce19" office:value-type="float" office:value="0.863684924784067" calcext:value-type="float">
            <text:p>0,86</text:p>
          </table:table-cell>
          <table:table-cell table:style-name="ce19" office:value-type="float" office:value="0.79778622502697" calcext:value-type="float">
            <text:p>0,80</text:p>
          </table:table-cell>
          <table:table-cell table:style-name="ce19" office:value-type="float" office:value="0.424398418325014" calcext:value-type="float">
            <text:p>0,42</text:p>
          </table:table-cell>
          <table:table-cell table:style-name="ce19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dd@cp" xlink:type="simple">dd@cp</text:a></text:p>
          </table:table-cell>
          <table:table-cell table:style-name="ce19" office:value-type="float" office:value="0.777274252971702" calcext:value-type="float">
            <text:p>0,78</text:p>
          </table:table-cell>
          <table:table-cell table:style-name="ce19" office:value-type="float" office:value="0.140595674645599" calcext:value-type="float">
            <text:p>0,14</text:p>
          </table:table-cell>
          <table:table-cell table:style-name="ce19" office:value-type="float" office:value="0.741241962970533" calcext:value-type="float">
            <text:p>0,74</text:p>
          </table:table-cell>
          <table:table-cell table:style-name="ce19" office:value-type="float" office:value="0.95743478637228" calcext:value-type="float">
            <text:p>0,96</text:p>
          </table:table-cell>
          <table:table-cell table:style-name="ce19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bzip2" xlink:type="simple">Grep@bzip2</text:a></text:p>
          </table:table-cell>
          <table:table-cell table:style-name="ce19" office:value-type="float" office:value="0.900892894925733" calcext:value-type="float">
            <text:p>0,90</text:p>
          </table:table-cell>
          <table:table-cell table:style-name="ce19" office:value-type="float" office:value="0.990338980717835" calcext:value-type="float">
            <text:p>0,99</text:p>
          </table:table-cell>
          <table:table-cell table:style-name="ce19" office:value-type="float" office:value="0.453213077790304" calcext:value-type="float">
            <text:p>0,45</text:p>
          </table:table-cell>
          <table:table-cell table:style-name="ce19" office:value-type="float" office:value="0.670629302822007" calcext:value-type="float">
            <text:p>0,67</text:p>
          </table:table-cell>
          <table:table-cell table:style-name="ce19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at" xlink:type="simple">Grep@cat</text:a></text:p>
          </table:table-cell>
          <table:table-cell table:style-name="ce19" office:value-type="float" office:value="0.73750581862765" calcext:value-type="float">
            <text:p>0,74</text:p>
          </table:table-cell>
          <table:table-cell table:style-name="ce19" office:value-type="float" office:value="0.768779763417432" calcext:value-type="float">
            <text:p>0,77</text:p>
          </table:table-cell>
          <table:table-cell table:style-name="ce19" office:value-type="float" office:value="0.559023485784488" calcext:value-type="float">
            <text:p>0,56</text:p>
          </table:table-cell>
          <table:table-cell table:style-name="ce19" office:value-type="float" office:value="0.086785539507807" calcext:value-type="float">
            <text:p>0,09</text:p>
          </table:table-cell>
          <table:table-cell table:style-name="ce19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rypt" xlink:type="simple">Grep@crypt</text:a></text:p>
          </table:table-cell>
          <table:table-cell table:style-name="ce19" office:value-type="float" office:value="0.77470272100165" calcext:value-type="float">
            <text:p>0,77</text:p>
          </table:table-cell>
          <table:table-cell table:style-name="ce19" office:value-type="float" office:value="0.95483058085274" calcext:value-type="float">
            <text:p>0,95</text:p>
          </table:table-cell>
          <table:table-cell table:style-name="ce19" office:value-type="float" office:value="0.414124649459403" calcext:value-type="float">
            <text:p>0,41</text:p>
          </table:table-cell>
          <table:table-cell table:style-name="ce19" office:value-type="float" office:value="0.31725615308149" calcext:value-type="float">
            <text:p>0,32</text:p>
          </table:table-cell>
          <table:table-cell table:style-name="ce19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dd" xlink:type="simple">Grep@dd</text:a></text:p>
          </table:table-cell>
          <table:table-cell table:style-name="ce19" office:value-type="float" office:value="0.759722398543862" calcext:value-type="float">
            <text:p>0,76</text:p>
          </table:table-cell>
          <table:table-cell table:style-name="ce19" office:value-type="float" office:value="0.543951466077737" calcext:value-type="float">
            <text:p>0,54</text:p>
          </table:table-cell>
          <table:table-cell table:style-name="ce19" office:value-type="float" office:value="0.0633525363777484" calcext:value-type="float">
            <text:p>0,06</text:p>
          </table:table-cell>
          <table:table-cell table:style-name="ce19" office:value-type="float" office:value="0.0330013412968947" calcext:value-type="float">
            <text:p>0,03</text:p>
          </table:table-cell>
          <table:table-cell table:style-name="ce19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p" xlink:type="simple">Grep@cp</text:a></text:p>
          </table:table-cell>
          <table:table-cell table:style-name="ce19" office:value-type="float" office:value="0.942744699758791" calcext:value-type="float">
            <text:p>0,94</text:p>
          </table:table-cell>
          <table:table-cell table:style-name="ce19" office:value-type="float" office:value="0.766591198360792" calcext:value-type="float">
            <text:p>0,77</text:p>
          </table:table-cell>
          <table:table-cell table:style-name="ce19" office:value-type="float" office:value="0.28207227224886" calcext:value-type="float">
            <text:p>0,28</text:p>
          </table:table-cell>
          <table:table-cell table:style-name="ce19" office:value-type="float" office:value="0.0856482097799813" calcext:value-type="float">
            <text:p>0,09</text:p>
          </table:table-cell>
          <table:table-cell table:style-name="ce19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89mm" svg:x="15.04mm" svg:y="3.47mm">
              <loext:p draw:notify-on-update-of-ranges="Sheet2.A11:Sheet2.A15 Sheet2.B10:Sheet2.B10 Sheet2.B11:Sheet2.B15 Sheet2.C10:Sheet2.C10 Sheet2.C11:Sheet2.C15 Sheet2.D10:Sheet2.D10 Sheet2.D11:Sheet2.D15 Sheet2.E10:Sheet2.E10 Sheet2.E11:Sheet2.E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1.08240511551052" calcext:value-type="float">
            <text:p>1,0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zip@Grep" xlink:type="simple">Gzip@Grep</text:a></text:p>
          </table:table-cell>
          <table:table-cell table:style-name="ce19" office:value-type="float" office:value="1.05591778880231" calcext:value-type="float">
            <text:p>1,06</text:p>
          </table:table-cell>
          <table:table-cell table:style-name="ce19" office:value-type="float" office:value="0.993793220265603" calcext:value-type="float">
            <text:p>0,99</text:p>
          </table:table-cell>
          <table:table-cell table:style-name="ce19" office:value-type="float" office:value="1.19742421862761" calcext:value-type="float">
            <text:p>1,20</text:p>
          </table:table-cell>
          <table:table-cell table:style-name="ce19" office:value-type="float" office:value="0.793491607402319" calcext:value-type="float">
            <text:p>0,79</text:p>
          </table:table-cell>
          <table:table-cell table:style-name="ce19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9" office:value-type="float" office:value="0.816198089078325" calcext:value-type="float">
            <text:p>0,82</text:p>
          </table:table-cell>
          <table:table-cell table:style-name="ce19" office:value-type="float" office:value="0.806080624291264" calcext:value-type="float">
            <text:p>0,81</text:p>
          </table:table-cell>
          <table:table-cell table:style-name="ce19" office:value-type="float" office:value="1.10442131090193" calcext:value-type="float">
            <text:p>1,10</text:p>
          </table:table-cell>
          <table:table-cell table:style-name="ce19" office:value-type="float" office:value="0.838806358896492" calcext:value-type="float">
            <text:p>0,84</text:p>
          </table:table-cell>
          <table:table-cell table:style-name="ce19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B17:Sheet2.B17 Sheet2.B18:Sheet2.B22 Sheet2.C17:Sheet2.C17 Sheet2.C18:Sheet2.C22 Sheet2.D17:Sheet2.D17 Sheet2.D18:Sheet2.D22 Sheet2.E17:Sheet2.E17 Sheet2.E18:Sheet2.E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89.9mm" svg:x="5.7mm" svg:y="4.39mm">
              <loext:p draw:notify-on-update-of-ranges="Sheet2.A25:Sheet2.A28 Sheet2.B24:Sheet2.B24 Sheet2.B25:Sheet2.B28 Sheet2.C24:Sheet2.C24 Sheet2.C25:Sheet2.C28 Sheet2.D24:Sheet2.D24 Sheet2.D25:Sheet2.D28 Sheet2.E24:Sheet2.E24 Sheet2.E25:Sheet2.E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22" table:default-cell-style-name="ce5"/>
        <table:table-row table:style-name="ro5">
          <table:table-cell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table:style-name="ce15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table:style-name="ce15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table:style-name="ce15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table:style-name="ce15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table:style-name="ce15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table:style-name="ce15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table:style-name="ce15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table:style-name="ce15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table:style-name="ce15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table:style-name="ce15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table:style-name="ce15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table:style-name="ce15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table:style-name="ce15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table:style-name="ce15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table:style-name="ce15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table:style-name="ce15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table:style-name="ce15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table:style-name="ce15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table:style-name="ce15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table:style-name="ce15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table:style-name="ce15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table:style-name="ce15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table:style-name="ce15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table:style-name="ce15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table:style-name="ce15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table:style-name="ce15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table:style-name="ce15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table:style-name="ce15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table:style-name="ce15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Média Ponderada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73.16mm" svg:height="97.29mm" svg:x="159.95mm" svg:y="27.92mm">
            <loext:p draw:notify-on-update-of-ranges="'Média Ponderada'.B1:'Média Ponderada'.B1 'Média Ponderada'.C1:'Média Ponderada'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24" table:default-cell-style-name="ce5"/>
        <table:table-row table:style-name="ro8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%erro</text:p>
          </table:table-cell>
          <table:table-cell table:number-columns-repeated="123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000001" calcext:value-type="float">
            <text:p>1,45343978</text:p>
          </table:table-cell>
          <table:table-cell table:formula="of:=[.D2]/[.B2]" office:value-type="float" office:value="1.61846368145158" calcext:value-type="float">
            <text:p>1,61846368145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000001" calcext:value-type="float">
            <text:p>1,54711603</text:p>
          </table:table-cell>
          <table:table-cell table:formula="of:=[.D3]/[.B3]" office:value-type="float" office:value="1.60396860031901" calcext:value-type="float">
            <text:p>1,60396860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851501" calcext:value-type="float">
            <text:p>0,6851501</text:p>
          </table:table-cell>
          <table:table-cell table:formula="of:=SQRT(POWER(([.B4]-[.C4]);2))*100" office:value-type="float" office:value="3.79621584000001" calcext:value-type="float">
            <text:p>3,79621584</text:p>
          </table:table-cell>
          <table:table-cell table:formula="of:=[.D4]/[.B4]" office:value-type="float" office:value="5.24982918751748" calcext:value-type="float">
            <text:p>5,2498291875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78556" calcext:value-type="float">
            <text:p>0,6478556</text:p>
          </table:table-cell>
          <table:table-cell table:formula="of:=SQRT(POWER(([.B5]-[.C5]);2))*100" office:value-type="float" office:value="7.15477891" calcext:value-type="float">
            <text:p>7,15477891</text:p>
          </table:table-cell>
          <table:table-cell table:formula="of:=[.D5]/[.B5]" office:value-type="float" office:value="9.94543397821755" calcext:value-type="float">
            <text:p>9,945433978217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77452" calcext:value-type="float">
            <text:p>0,77452</text:p>
          </table:table-cell>
          <table:table-cell table:formula="of:=SQRT(POWER(([.B6]-[.C6]);2))*100" office:value-type="float" office:value="9.33957344999999" calcext:value-type="float">
            <text:p>9,33957345</text:p>
          </table:table-cell>
          <table:table-cell table:formula="of:=[.D6]/[.B6]" office:value-type="float" office:value="10.7609219175874" calcext:value-type="float">
            <text:p>10,76092191758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87719" calcext:value-type="float">
            <text:p>0,987719</text:p>
          </table:table-cell>
          <table:table-cell table:formula="of:=SQRT(POWER(([.B7]-[.C7]);2))*100" office:value-type="float" office:value="0.0504829499999859" calcext:value-type="float">
            <text:p>0,05048295</text:p>
          </table:table-cell>
          <table:table-cell table:formula="of:=[.D7]/[.B7]" office:value-type="float" office:value="0.0511367761003851" calcext:value-type="float">
            <text:p>0,05113677610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formula="of:=[.D8]/[.B8]" office:value-type="float" office:value="2.11502502673881" calcext:value-type="float">
            <text:p>2,11502502673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" calcext:value-type="float">
            <text:p>5,39106303</text:p>
          </table:table-cell>
          <table:table-cell table:formula="of:=[.D9]/[.B9]" office:value-type="float" office:value="6.49240571667008" calcext:value-type="float">
            <text:p>6,49240571667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7999999" calcext:value-type="float">
            <text:p>7,35815248</text:p>
          </table:table-cell>
          <table:table-cell table:formula="of:=[.D10]/[.B10]" office:value-type="float" office:value="8.25985643195125" calcext:value-type="float">
            <text:p>8,25985643195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" calcext:value-type="float">
            <text:p>2,34209909</text:p>
          </table:table-cell>
          <table:table-cell table:formula="of:=[.D11]/[.B11]" office:value-type="float" office:value="3.49537087689484" calcext:value-type="float">
            <text:p>3,49537087689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79999998" calcext:value-type="float">
            <text:p>0,39338898</text:p>
          </table:table-cell>
          <table:table-cell table:formula="of:=[.D12]/[.B12]" office:value-type="float" office:value="0.601077009029414" calcext:value-type="float">
            <text:p>0,601077009029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formula="of:=[.D13]/[.B13]" office:value-type="float" office:value="5.75955931829146" calcext:value-type="float">
            <text:p>5,75955931829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8999999" calcext:value-type="float">
            <text:p>2,85059429</text:p>
          </table:table-cell>
          <table:table-cell table:formula="of:=[.D14]/[.B14]" office:value-type="float" office:value="2.98554649357312" calcext:value-type="float">
            <text:p>2,98554649357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" calcext:value-type="float">
            <text:p>9,07982765</text:p>
          </table:table-cell>
          <table:table-cell table:formula="of:=[.D15]/[.B15]" office:value-type="float" office:value="11.2814861141711" calcext:value-type="float">
            <text:p>11,281486114171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09999994" calcext:value-type="float">
            <text:p>0,49695521</text:p>
          </table:table-cell>
          <table:table-cell table:formula="of:=[.D16]/[.B16]" office:value-type="float" office:value="1.00932944551356" calcext:value-type="float">
            <text:p>1,009329445513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75271" calcext:value-type="float">
            <text:p>0,675271</text:p>
          </table:table-cell>
          <table:table-cell table:formula="of:=SQRT(POWER(([.B17]-[.C17]);2))*100" office:value-type="float" office:value="0.61201622999999" calcext:value-type="float">
            <text:p>0,61201623</text:p>
          </table:table-cell>
          <table:table-cell table:formula="of:=[.D17]/[.B17]" office:value-type="float" office:value="0.914616250206915" calcext:value-type="float">
            <text:p>0,914616250206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6999999" calcext:value-type="float">
            <text:p>2,00219747</text:p>
          </table:table-cell>
          <table:table-cell table:formula="of:=[.D18]/[.B18]" office:value-type="float" office:value="4.48160196467195" calcext:value-type="float">
            <text:p>4,48160196467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099999955" calcext:value-type="float">
            <text:p>0,05335341</text:p>
          </table:table-cell>
          <table:table-cell table:formula="of:=[.D19]/[.B19]" office:value-type="float" office:value="0.115866541471584" calcext:value-type="float">
            <text:p>0,11586654147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9" calcext:value-type="float">
            <text:p>5,03801657</text:p>
          </table:table-cell>
          <table:table-cell table:formula="of:=[.D20]/[.B20]" office:value-type="float" office:value="6.81645731568769" calcext:value-type="float">
            <text:p>6,81645731568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59999999" calcext:value-type="float">
            <text:p>1,0840506</text:p>
          </table:table-cell>
          <table:table-cell table:formula="of:=[.D21]/[.B21]" office:value-type="float" office:value="1.39595856459888" calcext:value-type="float">
            <text:p>1,39595856459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3999999" calcext:value-type="float">
            <text:p>3,32769744</text:p>
          </table:table-cell>
          <table:table-cell table:formula="of:=[.D22]/[.B22]" office:value-type="float" office:value="7.92492460067993" calcext:value-type="float">
            <text:p>7,92492460067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90000004" calcext:value-type="float">
            <text:p>0,82610379</text:p>
          </table:table-cell>
          <table:table-cell table:formula="of:=[.D23]/[.B23]" office:value-type="float" office:value="1.65592766156516" calcext:value-type="float">
            <text:p>1,65592766156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000001" calcext:value-type="float">
            <text:p>4,62142543</text:p>
          </table:table-cell>
          <table:table-cell table:formula="of:=[.D24]/[.B24]" office:value-type="float" office:value="6.57826666133375" calcext:value-type="float">
            <text:p>6,57826666133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formula="of:=[.D25]/[.B25]" office:value-type="float" office:value="5.96198962806742" calcext:value-type="float">
            <text:p>5,96198962806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formula="of:=[.D26]/[.B26]" office:value-type="float" office:value="4.47671140050963" calcext:value-type="float">
            <text:p>4,47671140050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6999999" calcext:value-type="float">
            <text:p>4,64951787</text:p>
          </table:table-cell>
          <table:table-cell table:formula="of:=[.D27]/[.B27]" office:value-type="float" office:value="6.20840801477901" calcext:value-type="float">
            <text:p>6,2084080147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10000001" calcext:value-type="float">
            <text:p>2,7769901</text:p>
          </table:table-cell>
          <table:table-cell table:formula="of:=[.D28]/[.B28]" office:value-type="float" office:value="3.48581267488963" calcext:value-type="float">
            <text:p>3,48581267488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formula="of:=[.D29]/[.B29]" office:value-type="float" office:value="5.78586314292156" calcext:value-type="float">
            <text:p>5,78586314292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formula="of:=[.D30]/[.B30]" office:value-type="float" office:value="10.5194846356033" calcext:value-type="float">
            <text:p>10,51948463560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formula="of:=[.D31]/[.B31]" office:value-type="float" office:value="30.4343069167054" calcext:value-type="float">
            <text:p>30,43430691670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formula="of:=[.D32]/[.B32]" office:value-type="float" office:value="28.8383361691441" calcext:value-type="float">
            <text:p>28,83833616914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formula="of:=[.D33]/[.B33]" office:value-type="float" office:value="31.3397139313379" calcext:value-type="float">
            <text:p>31,33971393133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formula="of:=[.D34]/[.B34]" office:value-type="float" office:value="65.1098034073604" calcext:value-type="float">
            <text:p>65,10980340736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formula="of:=[.D35]/[.B35]" office:value-type="float" office:value="41.0207433538191" calcext:value-type="float">
            <text:p>41,02074335381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" calcext:value-type="float">
            <text:p>9,11675793</text:p>
          </table:table-cell>
          <table:table-cell table:formula="of:=[.D36]/[.B36]" office:value-type="float" office:value="41.7022828080319" calcext:value-type="float">
            <text:p>41,702282808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formula="of:=[.D37]/[.B37]" office:value-type="float" office:value="13.478752644665" calcext:value-type="float">
            <text:p>13,47875264466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formula="of:=[.D38]/[.B38]" office:value-type="float" office:value="41.5400560712771" calcext:value-type="float">
            <text:p>41,54005607127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" calcext:value-type="float">
            <text:p>3,66884855</text:p>
          </table:table-cell>
          <table:table-cell table:formula="of:=[.D39]/[.B39]" office:value-type="float" office:value="4.57683330241328" calcext:value-type="float">
            <text:p>4,57683330241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000001" calcext:value-type="float">
            <text:p>1,58974462</text:p>
          </table:table-cell>
          <table:table-cell table:formula="of:=[.D40]/[.B40]" office:value-type="float" office:value="2.01045163658996" calcext:value-type="float">
            <text:p>2,0104516365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formula="of:=[.D41]/[.B41]" office:value-type="float" office:value="6.88460075756084" calcext:value-type="float">
            <text:p>6,88460075756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12" calcext:value-type="float">
            <text:p>0,33556885</text:p>
          </table:table-cell>
          <table:table-cell table:formula="of:=[.D42]/[.B42]" office:value-type="float" office:value="0.339528846750008" calcext:value-type="float">
            <text:p>0,339528846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1" calcext:value-type="float">
            <text:p>9,85061473</text:p>
          </table:table-cell>
          <table:table-cell table:formula="of:=[.D43]/[.B43]" office:value-type="float" office:value="9.99170310018898" calcext:value-type="float">
            <text:p>9,9917031001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1" calcext:value-type="float">
            <text:p>1,00886831</text:p>
          </table:table-cell>
          <table:table-cell table:formula="of:=[.D44]/[.B44]" office:value-type="float" office:value="1.17416049966492" calcext:value-type="float">
            <text:p>1,17416049966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54746" calcext:value-type="float">
            <text:p>0,954746</text:p>
          </table:table-cell>
          <table:table-cell table:formula="of:=SQRT(POWER(([.B45]-[.C45]);2))*100" office:value-type="float" office:value="0.32746334999999" calcext:value-type="float">
            <text:p>0,32746335</text:p>
          </table:table-cell>
          <table:table-cell table:formula="of:=[.D45]/[.B45]" office:value-type="float" office:value="0.344165217713874" calcext:value-type="float">
            <text:p>0,344165217713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formula="of:=[.D46]/[.B46]" office:value-type="float" office:value="61.9355865919218" calcext:value-type="float">
            <text:p>61,935586591921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formula="of:=[.D47]/[.B47]" office:value-type="float" office:value="20.0825943745067" calcext:value-type="float">
            <text:p>20,08259437450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1000001" calcext:value-type="float">
            <text:p>1,88527101</text:p>
          </table:table-cell>
          <table:table-cell table:formula="of:=[.D48]/[.B48]" office:value-type="float" office:value="2.35095291095345" calcext:value-type="float">
            <text:p>2,35095291095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9000001" calcext:value-type="float">
            <text:p>0,72704709</text:p>
          </table:table-cell>
          <table:table-cell table:formula="of:=[.D49]/[.B49]" office:value-type="float" office:value="0.733015026470258" calcext:value-type="float">
            <text:p>0,733015026470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93" calcext:value-type="float">
            <text:p>0,95157473</text:p>
          </table:table-cell>
          <table:table-cell table:formula="of:=[.D50]/[.B50]" office:value-type="float" office:value="1.08884441722147" calcext:value-type="float">
            <text:p>1,0888444172215</text:p>
          </table:table-cell>
          <table:table-cell table:number-columns-repeated="123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Ponderada'.$A$1" table:expression="#REF!"/>
          <table:named-expression table:name="Sheet_Title" table:base-cell-address="$'Média Ponderada'.$A$1" table:expression="&quot;Média Ponderada&quot;"/>
        </table:named-expressions>
      </table:table>
      <table:table table:name="Média Err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9mm" svg:height="89.99mm" svg:x="116.14mm" svg:y="108.55mm">
            <loext:p draw:notify-on-update-of-ranges="'Média Erro'.A22:'Média Erro'.A22 'Média Erro'.A23:'Média Erro'.A29 'Média Erro'.B22:'Média Erro'.B22 'Média Erro'.B23:'Média Erro'.B29 'Média Erro'.C22:'Média Erro'.C22 'Média Erro'.C23:'Média Erro'.C29 'Média Erro'.D22:'Média Erro'.D22 'Média Erro'.D23:'Média Erro'.D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ce5"/>
        <table:table-column table:style-name="co6" table:number-columns-repeated="114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Média Ponderada'.E2]" office:value-type="float" office:value="1.61846368145158" calcext:value-type="float">
            <text:p>1,6184636814516</text:p>
          </table:table-cell>
          <table:table-cell table:style-name="ce3" office:value-type="string" calcext:value-type="string">
            <text:p>Cat@bzip2</text:p>
          </table:table-cell>
          <table:table-cell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p@bzip2</text:p>
          </table:table-cell>
          <table:table-cell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rypt @bzip2</text:p>
          </table:table-cell>
          <table:table-cell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dd@bzip2</text:p>
          </table:table-cell>
          <table:table-cell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Grep@bzip2</text:p>
          </table:table-cell>
          <table:table-cell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zip@bzip2</text:p>
          </table:table-cell>
          <table:table-cell table:formula="of:=['Média Ponderada'.E8]" office:value-type="float" office:value="2.11502502673881" calcext:value-type="float">
            <text:p>2,11502502673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9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Média Ponderada'.E10]" office:value-type="float" office:value="8.25985643195125" calcext:value-type="float">
            <text:p>8,259856431951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Média Ponderada'.E18]" office:value-type="float" office:value="4.48160196467195" calcext:value-type="float">
            <text:p>4,481601964672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Média Ponderada'.E26]" office:value-type="float" office:value="4.47671140050963" calcext:value-type="float">
            <text:p>4,476711400509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Média Ponderada'.E34]" office:value-type="float" office:value="65.1098034073604" calcext:value-type="float">
            <text:p>65,1098034073604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1]" office:value-type="float" office:value="6.88460075756084" calcext:value-type="float">
            <text:p>6,8846007575608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Média Ponderada'.E50]" office:value-type="float" office:value="1.08884441722147" calcext:value-type="float">
            <text:p>1,08884441722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1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table:style-name="ce4" table:formula="of:=['Média Ponderada'.E3]" office:value-type="float" office:value="1.60396860031901" calcext:value-type="float">
            <text:p>1,603968600319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Média Ponderada'.E16]" office:value-type="float" office:value="1.00932944551356" calcext:value-type="float">
            <text:p>1,0093294455136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Média Ponderada'.E23]" office:value-type="float" office:value="1.65592766156516" calcext:value-type="float">
            <text:p>1,6559276615652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Média Ponderada'.E9]" office:value-type="float" office:value="6.49240571667008" calcext:value-type="float">
            <text:p>6,4924057166701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Média Ponderada'.E30]" office:value-type="float" office:value="10.5194846356033" calcext:value-type="float">
            <text:p>10,519484635603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Média Ponderada'.E37]" office:value-type="float" office:value="13.478752644665" calcext:value-type="float">
            <text:p>13,478752644665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Média Ponderada'.E44]" office:value-type="float" office:value="1.17416049966492" calcext:value-type="float">
            <text:p>1,1741604996649</text:p>
          </table:table-cell>
          <table:table-cell/>
          <table:table-cell table:formula="of:=MEDIAN([.P3:.P9])" office:value-type="float" office:value="4" calcext:value-type="float">
            <text:p>4</text:p>
          </table:table-cell>
          <table:table-cell table:number-columns-repeated="112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table:style-name="ce4" table:formula="of:=['Média Ponderada'.E4]" office:value-type="float" office:value="5.24982918751748" calcext:value-type="float">
            <text:p>5,2498291875175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Média Ponderada'.E17]" office:value-type="float" office:value="0.914616250206915" calcext:value-type="float">
            <text:p>0,9146162502069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Média Ponderada'.E24]" office:value-type="float" office:value="6.57826666133375" calcext:value-type="float">
            <text:p>6,57826666133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Média Ponderada'.E11]" office:value-type="float" office:value="3.49537087689484" calcext:value-type="float">
            <text:p>3,4953708768949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Média Ponderada'.E31]" office:value-type="float" office:value="30.4343069167054" calcext:value-type="float">
            <text:p>30,4343069167054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Média Ponderada'.E38]" office:value-type="float" office:value="41.5400560712771" calcext:value-type="float">
            <text:p>41,540056071277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Média Ponderada'.E45]" office:value-type="float" office:value="0.344165217713874" calcext:value-type="float">
            <text:p>0,344165217713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table:style-name="ce4" table:formula="of:=['Média Ponderada'.E5]" office:value-type="float" office:value="9.94543397821755" calcext:value-type="float">
            <text:p>9,9454339782176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Média Ponderada'.E19]" office:value-type="float" office:value="0.115866541471584" calcext:value-type="float">
            <text:p>0,1158665414716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Média Ponderada'.E25]" office:value-type="float" office:value="5.96198962806742" calcext:value-type="float">
            <text:p>5,9619896280674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Média Ponderada'.E12]" office:value-type="float" office:value="0.601077009029414" calcext:value-type="float">
            <text:p>0,6010770090294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Média Ponderada'.E32]" office:value-type="float" office:value="28.8383361691441" calcext:value-type="float">
            <text:p>28,838336169144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Média Ponderada'.E39]" office:value-type="float" office:value="4.57683330241328" calcext:value-type="float">
            <text:p>4,5768333024133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Média Ponderada'.E46]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table:style-name="ce4" table:formula="of:=['Média Ponderada'.E6]" office:value-type="float" office:value="10.7609219175874" calcext:value-type="float">
            <text:p>10,7609219175874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Média Ponderada'.E20]" office:value-type="float" office:value="6.81645731568769" calcext:value-type="float">
            <text:p>6,8164573156877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Média Ponderada'.E27]" office:value-type="float" office:value="6.20840801477901" calcext:value-type="float">
            <text:p>6,2084080147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Média Ponderada'.E13]" office:value-type="float" office:value="5.75955931829146" calcext:value-type="float">
            <text:p>5,7595593182915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Média Ponderada'.E33]" office:value-type="float" office:value="31.3397139313379" calcext:value-type="float">
            <text:p>31,3397139313379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Média Ponderada'.E40]" office:value-type="float" office:value="2.01045163658996" calcext:value-type="float">
            <text:p>2,01045163659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Média Ponderada'.E47]" office:value-type="float" office:value="20.0825943745067" calcext:value-type="float">
            <text:p>20,082594374506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table:style-name="ce4" table:formula="of:=['Média Ponderada'.E7]" office:value-type="float" office:value="0.0511367761003851" calcext:value-type="float">
            <text:p>0,051136776100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Média Ponderada'.E21]" office:value-type="float" office:value="1.39595856459888" calcext:value-type="float">
            <text:p>1,3959585645989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Média Ponderada'.E28]" office:value-type="float" office:value="3.48581267488963" calcext:value-type="float">
            <text:p>3,485812674889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Média Ponderada'.E14]" office:value-type="float" office:value="2.98554649357312" calcext:value-type="float">
            <text:p>2,9855464935731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Média Ponderada'.E35]" office:value-type="float" office:value="41.0207433538191" calcext:value-type="float">
            <text:p>41,0207433538191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Média Ponderada'.E42]" office:value-type="float" office:value="0.339528846750008" calcext:value-type="float">
            <text:p>0,33952884675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Média Ponderada'.E48]" office:value-type="float" office:value="2.35095291095345" calcext:value-type="float">
            <text:p>2,350952910953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table:style-name="ce4" table:formula="of:=['Média Ponderada'.E8]" office:value-type="float" office:value="2.11502502673881" calcext:value-type="float">
            <text:p>2,1150250267388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Média Ponderada'.E22]" office:value-type="float" office:value="7.92492460067993" calcext:value-type="float">
            <text:p>7,92492460067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Média Ponderada'.E29]" office:value-type="float" office:value="5.78586314292156" calcext:value-type="float">
            <text:p>5,7858631429216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Média Ponderada'.E15]" office:value-type="float" office:value="11.2814861141711" calcext:value-type="float">
            <text:p>11,2814861141711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Média Ponderada'.E36]" office:value-type="float" office:value="41.7022828080319" calcext:value-type="float">
            <text:p>41,7022828080319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Média Ponderada'.E43]" office:value-type="float" office:value="9.99170310018898" calcext:value-type="float">
            <text:p>9,991703100189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Média Ponderada'.E49]" office:value-type="float" office:value="0.733015026470258" calcext:value-type="float">
            <text:p>0,7330150264703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5.05191075166263" calcext:value-type="float">
            <text:p>5,0519107516626</text:p>
          </table:table-cell>
          <table:table-cell table:style-name="ce3"/>
          <table:table-cell table:style-name="ce4" table:formula="of:=AVERAGE([.D3:.D15])" office:value-type="float" office:value="10.20897695683" calcext:value-type="float">
            <text:p>10,20897695683</text:p>
          </table:table-cell>
          <table:table-cell/>
          <table:table-cell table:style-name="ce4" table:formula="of:=AVERAGE([.F3:.F15])" office:value-type="float" office:value="7.55754743501686" calcext:value-type="float">
            <text:p>7,5575474350169</text:p>
          </table:table-cell>
          <table:table-cell/>
          <table:table-cell table:style-name="ce4" table:formula="of:=AVERAGE([.H3:.H15])" office:value-type="float" office:value="9.25312935985672" calcext:value-type="float">
            <text:p>9,2531293598567</text:p>
          </table:table-cell>
          <table:table-cell/>
          <table:table-cell table:style-name="ce4" table:formula="of:=AVERAGE([.J3:.J15])" office:value-type="float" office:value="22.1342747274509" calcext:value-type="float">
            <text:p>22,1342747274509</text:p>
          </table:table-cell>
          <table:table-cell/>
          <table:table-cell table:style-name="ce4" table:formula="of:=AVERAGE([.L3:.L15])" office:value-type="float" office:value="9.38069748754505" calcext:value-type="float">
            <text:p>9,3806974875451</text:p>
          </table:table-cell>
          <table:table-cell/>
          <table:table-cell table:style-name="ce4" table:formula="of:=AVERAGE([.N3:.N15])" office:value-type="float" office:value="12.8085079870142" calcext:value-type="float">
            <text:p>12,8085079870142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13.478752644665" calcext:value-type="float">
            <text:p>13,478752644665</text:p>
          </table:table-cell>
          <table:table-cell table:style-name="ce3"/>
          <table:table-cell table:style-name="ce4" table:formula="of:=MAX([.D3:.D15])" office:value-type="float" office:value="61.9355865919218" calcext:value-type="float">
            <text:p>61,9355865919218</text:p>
          </table:table-cell>
          <table:table-cell/>
          <table:table-cell table:style-name="ce4" table:formula="of:=MAX([.F3:.F15])" office:value-type="float" office:value="31.3397139313379" calcext:value-type="float">
            <text:p>31,3397139313379</text:p>
          </table:table-cell>
          <table:table-cell/>
          <table:table-cell table:style-name="ce4" table:formula="of:=MAX([.H3:.H15])" office:value-type="float" office:value="41.5400560712771" calcext:value-type="float">
            <text:p>41,5400560712771</text:p>
          </table:table-cell>
          <table:table-cell/>
          <table:table-cell table:style-name="ce4" table:formula="of:=MAX([.J3:.J15])" office:value-type="float" office:value="65.1098034073604" calcext:value-type="float">
            <text:p>65,1098034073604</text:p>
          </table:table-cell>
          <table:table-cell/>
          <table:table-cell table:style-name="ce4" table:formula="of:=MAX([.L3:.L15])" office:value-type="float" office:value="41.5400560712771" calcext:value-type="float">
            <text:p>41,5400560712771</text:p>
          </table:table-cell>
          <table:table-cell/>
          <table:table-cell table:style-name="ce4" table:formula="of:=MAX([.N3:.N15])" office:value-type="float" office:value="61.9355865919218" calcext:value-type="float">
            <text:p>61,935586591921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2.11502502673881" calcext:value-type="float">
            <text:p>2,1150250267388</text:p>
          </table:table-cell>
          <table:table-cell table:style-name="ce3"/>
          <table:table-cell table:style-name="ce26" table:formula="of:=MEDIAN([.D3:.D15])" office:value-type="float" office:value="4.57683330241328" calcext:value-type="float">
            <text:p>4,5768333024133</text:p>
          </table:table-cell>
          <table:table-cell/>
          <table:table-cell table:style-name="ce26" table:formula="of:=MEDIAN([.F3:.F15])" office:value-type="float" office:value="5.78586314292156" calcext:value-type="float">
            <text:p>5,7858631429216</text:p>
          </table:table-cell>
          <table:table-cell/>
          <table:table-cell table:style-name="ce26" table:formula="of:=MEDIAN([.H3:.H15])" office:value-type="float" office:value="5.75955931829146" calcext:value-type="float">
            <text:p>5,7595593182915</text:p>
          </table:table-cell>
          <table:table-cell/>
          <table:table-cell table:style-name="ce26" table:formula="of:=MEDIAN([.J3:.J15])" office:value-type="float" office:value="10.7609219175874" calcext:value-type="float">
            <text:p>10,7609219175874</text:p>
          </table:table-cell>
          <table:table-cell/>
          <table:table-cell table:style-name="ce26" table:formula="of:=MEDIAN([.L3:.L15])" office:value-type="float" office:value="2.98554649357312" calcext:value-type="float">
            <text:p>2,9855464935731</text:p>
          </table:table-cell>
          <table:table-cell/>
          <table:table-cell table:style-name="ce26" table:formula="of:=MEDIAN([.N3:.N15])" office:value-type="float" office:value="5.78586314292156" calcext:value-type="float">
            <text:p>5,7858631429216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5.05191075166263" calcext:value-type="float">
            <text:p>5,0519107516626</text:p>
          </table:table-cell>
          <table:table-cell table:style-name="ce4" table:formula="of:=[.B18]" office:value-type="float" office:value="13.478752644665" calcext:value-type="float">
            <text:p>13,478752644665</text:p>
          </table:table-cell>
          <table:table-cell table:style-name="ce4" table:formula="of:=[.B19]" office:value-type="float" office:value="2.11502502673881" calcext:value-type="float">
            <text:p>2,115025026738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0.20897695683" calcext:value-type="float">
            <text:p>10,20897695683</text:p>
          </table:table-cell>
          <table:table-cell table:style-name="ce4" table:formula="of:=[.D18]" office:value-type="float" office:value="61.9355865919218" calcext:value-type="float">
            <text:p>61,9355865919218</text:p>
          </table:table-cell>
          <table:table-cell table:style-name="ce4" table:formula="of:=[.D19]" office:value-type="float" office:value="4.57683330241328" calcext:value-type="float">
            <text:p>4,5768333024133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7.55754743501686" calcext:value-type="float">
            <text:p>7,5575474350169</text:p>
          </table:table-cell>
          <table:table-cell table:style-name="ce4" table:formula="of:=[.F18]" office:value-type="float" office:value="31.3397139313379" calcext:value-type="float">
            <text:p>31,3397139313379</text:p>
          </table:table-cell>
          <table:table-cell table:style-name="ce4" table:formula="of:=[.F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9.25312935985672" calcext:value-type="float">
            <text:p>9,2531293598567</text:p>
          </table:table-cell>
          <table:table-cell table:style-name="ce4" table:formula="of:=[.H18]" office:value-type="float" office:value="41.5400560712771" calcext:value-type="float">
            <text:p>41,5400560712771</text:p>
          </table:table-cell>
          <table:table-cell table:style-name="ce4" table:formula="of:=[.H19]" office:value-type="float" office:value="5.75955931829146" calcext:value-type="float">
            <text:p>5,75955931829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22.1342747274509" calcext:value-type="float">
            <text:p>22,1342747274509</text:p>
          </table:table-cell>
          <table:table-cell table:style-name="ce4" table:formula="of:=[.J18]" office:value-type="float" office:value="65.1098034073604" calcext:value-type="float">
            <text:p>65,1098034073604</text:p>
          </table:table-cell>
          <table:table-cell table:style-name="ce4" table:formula="of:=[.J19]" office:value-type="float" office:value="10.7609219175874" calcext:value-type="float">
            <text:p>10,760921917587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9.38069748754505" calcext:value-type="float">
            <text:p>9,3806974875451</text:p>
          </table:table-cell>
          <table:table-cell table:style-name="ce4" table:formula="of:=[.L18]" office:value-type="float" office:value="41.5400560712771" calcext:value-type="float">
            <text:p>41,5400560712771</text:p>
          </table:table-cell>
          <table:table-cell table:style-name="ce4" table:formula="of:=[.L19]" office:value-type="float" office:value="2.98554649357312" calcext:value-type="float">
            <text:p>2,9855464935731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2.8085079870142" calcext:value-type="float">
            <text:p>12,8085079870142</text:p>
          </table:table-cell>
          <table:table-cell table:style-name="ce4" table:formula="of:=[.N18]" office:value-type="float" office:value="61.9355865919218" calcext:value-type="float">
            <text:p>61,9355865919218</text:p>
          </table:table-cell>
          <table:table-cell table:style-name="ce4" table:formula="of:=[.N19]" office:value-type="float" office:value="5.78586314292156" calcext:value-type="float">
            <text:p>5,7858631429216</text:p>
          </table:table-cell>
          <table:table-cell table:number-columns-repeated="124"/>
        </table:table-row>
        <table:table-row table:style-name="ro4" table:number-rows-repeated="98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Erro'.$A$1" table:expression="#REF!"/>
          <table:named-expression table:name="Sheet_Title" table:base-cell-address="$'Média Erro'.$A$1" table:expression="&quot;Média Erro&quot;"/>
        </table:named-expressions>
      </table:table>
      <table:table table:name="Linear regressio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81.6mm" svg:height="102.15mm" svg:x="156.5mm" svg:y="10.03mm">
            <loext:p draw:notify-on-update-of-ranges="'Linear regression'.B1:'Linear regression'.B1 'Linear regression'.C1:'Linear regression'.C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6" table:number-columns-repeated="123" table:default-cell-style-name="ce5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office:value-type="string" calcext:value-type="string">
            <text:p>predict_reg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%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9101495" calcext:value-type="float">
            <text:p>0,9101495</text:p>
          </table:table-cell>
          <table:table-cell table:formula="of:=SQRT(POWER(([.B2]-[.C2]);2))*100" office:value-type="float" office:value="1.21128021999999" calcext:value-type="float">
            <text:p>1,21128022</text:p>
          </table:table-cell>
          <table:table-cell table:formula="of:=[.D2]/[.B2]" office:value-type="float" office:value="1.34880926689006" calcext:value-type="float">
            <text:p>1,34880926689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261991" calcext:value-type="float">
            <text:p>0,9261991</text:p>
          </table:table-cell>
          <table:table-cell table:formula="of:=SQRT(POWER(([.B3]-[.C3]);2))*100" office:value-type="float" office:value="3.83559603000001" calcext:value-type="float">
            <text:p>3,83559603</text:p>
          </table:table-cell>
          <table:table-cell table:formula="of:=[.D3]/[.B3]" office:value-type="float" office:value="3.97654440671023" calcext:value-type="float">
            <text:p>3,97654440671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556127" calcext:value-type="float">
            <text:p>0,6556127</text:p>
          </table:table-cell>
          <table:table-cell table:formula="of:=SQRT(POWER(([.B4]-[.C4]);2))*100" office:value-type="float" office:value="6.74995584000001" calcext:value-type="float">
            <text:p>6,74995584</text:p>
          </table:table-cell>
          <table:table-cell table:formula="of:=[.D4]/[.B4]" office:value-type="float" office:value="9.33458914793583" calcext:value-type="float">
            <text:p>9,334589147935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90461" calcext:value-type="float">
            <text:p>0,6490461</text:p>
          </table:table-cell>
          <table:table-cell table:formula="of:=SQRT(POWER(([.B5]-[.C5]);2))*100" office:value-type="float" office:value="7.03572891000001" calcext:value-type="float">
            <text:p>7,03572891</text:p>
          </table:table-cell>
          <table:table-cell table:formula="of:=[.D5]/[.B5]" office:value-type="float" office:value="9.77994963132153" calcext:value-type="float">
            <text:p>9,77994963132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507993" calcext:value-type="float">
            <text:p>0,8507993</text:p>
          </table:table-cell>
          <table:table-cell table:formula="of:=SQRT(POWER(([.B6]-[.C6]);2))*100" office:value-type="float" office:value="1.71164345000001" calcext:value-type="float">
            <text:p>1,71164345</text:p>
          </table:table-cell>
          <table:table-cell table:formula="of:=[.D6]/[.B6]" office:value-type="float" office:value="1.97213091313073" calcext:value-type="float">
            <text:p>1,97213091313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030125" calcext:value-type="float">
            <text:p>0,9030125</text:p>
          </table:table-cell>
          <table:table-cell table:formula="of:=SQRT(POWER(([.B7]-[.C7]);2))*100" office:value-type="float" office:value="8.42016705000001" calcext:value-type="float">
            <text:p>8,42016705</text:p>
          </table:table-cell>
          <table:table-cell table:formula="of:=[.D7]/[.B7]" office:value-type="float" office:value="8.52922020531309" calcext:value-type="float">
            <text:p>8,52922020531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450909" calcext:value-type="float">
            <text:p>0,9450909</text:p>
          </table:table-cell>
          <table:table-cell table:formula="of:=SQRT(POWER(([.B8]-[.C8]);2))*100" office:value-type="float" office:value="5.92900104999999" calcext:value-type="float">
            <text:p>5,92900105</text:p>
          </table:table-cell>
          <table:table-cell table:formula="of:=[.D8]/[.B8]" office:value-type="float" office:value="6.69337897520817" calcext:value-type="float">
            <text:p>6,693378975208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926786" calcext:value-type="float">
            <text:p>0,8926786</text:p>
          </table:table-cell>
          <table:table-cell table:formula="of:=SQRT(POWER(([.B9]-[.C9]);2))*100" office:value-type="float" office:value="6.23141303" calcext:value-type="float">
            <text:p>6,23141303</text:p>
          </table:table-cell>
          <table:table-cell table:formula="of:=[.D9]/[.B9]" office:value-type="float" office:value="7.50443119543798" calcext:value-type="float">
            <text:p>7,5044311954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03303" calcext:value-type="float">
            <text:p>0,8703303</text:p>
          </table:table-cell>
          <table:table-cell table:formula="of:=SQRT(POWER(([.B10]-[.C10]);2))*100" office:value-type="float" office:value="2.05026752" calcext:value-type="float">
            <text:p>2,05026752</text:p>
          </table:table-cell>
          <table:table-cell table:formula="of:=[.D10]/[.B10]" office:value-type="float" office:value="2.30151731814788" calcext:value-type="float">
            <text:p>2,30151731814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145536" calcext:value-type="float">
            <text:p>0,6145536</text:p>
          </table:table-cell>
          <table:table-cell table:formula="of:=SQRT(POWER(([.B11]-[.C11]);2))*100" office:value-type="float" office:value="5.55037909000001" calcext:value-type="float">
            <text:p>5,55037909</text:p>
          </table:table-cell>
          <table:table-cell table:formula="of:=[.D11]/[.B11]" office:value-type="float" office:value="8.28343835226549" calcext:value-type="float">
            <text:p>8,283438352265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149592" calcext:value-type="float">
            <text:p>0,6149592</text:p>
          </table:table-cell>
          <table:table-cell table:formula="of:=SQRT(POWER(([.B12]-[.C12]);2))*100" office:value-type="float" office:value="3.95143102000001" calcext:value-type="float">
            <text:p>3,95143102</text:p>
          </table:table-cell>
          <table:table-cell table:formula="of:=[.D12]/[.B12]" office:value-type="float" office:value="6.03757212234991" calcext:value-type="float">
            <text:p>6,03757212234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809277" calcext:value-type="float">
            <text:p>0,809277</text:p>
          </table:table-cell>
          <table:table-cell table:formula="of:=SQRT(POWER(([.B13]-[.C13]);2))*100" office:value-type="float" office:value="5.75310536999999" calcext:value-type="float">
            <text:p>5,75310537</text:p>
          </table:table-cell>
          <table:table-cell table:formula="of:=[.D13]/[.B13]" office:value-type="float" office:value="7.65299154364059" calcext:value-type="float">
            <text:p>7,652991543640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8750088" calcext:value-type="float">
            <text:p>0,8750088</text:p>
          </table:table-cell>
          <table:table-cell table:formula="of:=SQRT(POWER(([.B14]-[.C14]);2))*100" office:value-type="float" office:value="7.97893571000001" calcext:value-type="float">
            <text:p>7,97893571</text:p>
          </table:table-cell>
          <table:table-cell table:formula="of:=[.D14]/[.B14]" office:value-type="float" office:value="8.35667271733574" calcext:value-type="float">
            <text:p>8,35667271733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74644" calcext:value-type="float">
            <text:p>0,874644</text:p>
          </table:table-cell>
          <table:table-cell table:formula="of:=SQRT(POWER(([.B15]-[.C15]);2))*100" office:value-type="float" office:value="6.98007764999999" calcext:value-type="float">
            <text:p>6,98007765</text:p>
          </table:table-cell>
          <table:table-cell table:formula="of:=[.D15]/[.B15]" office:value-type="float" office:value="8.67259293014349" calcext:value-type="float">
            <text:p>8,67259293014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6598231" calcext:value-type="float">
            <text:p>0,6598231</text:p>
          </table:table-cell>
          <table:table-cell table:formula="of:=SQRT(POWER(([.B16]-[.C16]);2))*100" office:value-type="float" office:value="16.74613521" calcext:value-type="float">
            <text:p>16,74613521</text:p>
          </table:table-cell>
          <table:table-cell table:formula="of:=[.D16]/[.B16]" office:value-type="float" office:value="34.011852629545" calcext:value-type="float">
            <text:p>34,01185262954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7071558" calcext:value-type="float">
            <text:p>0,7071558</text:p>
          </table:table-cell>
          <table:table-cell table:formula="of:=SQRT(POWER(([.B17]-[.C17]);2))*100" office:value-type="float" office:value="3.80049622999999" calcext:value-type="float">
            <text:p>3,80049623</text:p>
          </table:table-cell>
          <table:table-cell table:formula="of:=[.D17]/[.B17]" office:value-type="float" office:value="5.67958076995469" calcext:value-type="float">
            <text:p>5,679580769954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506428" calcext:value-type="float">
            <text:p>0,506428</text:p>
          </table:table-cell>
          <table:table-cell table:formula="of:=SQRT(POWER(([.B18]-[.C18]);2))*100" office:value-type="float" office:value="5.96686747" calcext:value-type="float">
            <text:p>5,96686747</text:p>
          </table:table-cell>
          <table:table-cell table:formula="of:=[.D18]/[.B18]" office:value-type="float" office:value="13.3558879067454" calcext:value-type="float">
            <text:p>13,35588790674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5174008" calcext:value-type="float">
            <text:p>0,5174008</text:p>
          </table:table-cell>
          <table:table-cell table:formula="of:=SQRT(POWER(([.B19]-[.C19]);2))*100" office:value-type="float" office:value="5.69278341" calcext:value-type="float">
            <text:p>5,69278341</text:p>
          </table:table-cell>
          <table:table-cell table:formula="of:=[.D19]/[.B19]" office:value-type="float" office:value="12.362904733991" calcext:value-type="float">
            <text:p>12,362904733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80558" calcext:value-type="float">
            <text:p>0,7880558</text:p>
          </table:table-cell>
          <table:table-cell table:formula="of:=SQRT(POWER(([.B20]-[.C20]);2))*100" office:value-type="float" office:value="4.89597656999999" calcext:value-type="float">
            <text:p>4,89597657</text:p>
          </table:table-cell>
          <table:table-cell table:formula="of:=[.D20]/[.B20]" office:value-type="float" office:value="6.62427660654002" calcext:value-type="float">
            <text:p>6,624276606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380482" calcext:value-type="float">
            <text:p>0,7380482</text:p>
          </table:table-cell>
          <table:table-cell table:formula="of:=SQRT(POWER(([.B21]-[.C21]);2))*100" office:value-type="float" office:value="3.85153940000001" calcext:value-type="float">
            <text:p>3,8515394</text:p>
          </table:table-cell>
          <table:table-cell table:formula="of:=[.D21]/[.B21]" office:value-type="float" office:value="4.95972181770861" calcext:value-type="float">
            <text:p>4,959721817708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644921" calcext:value-type="float">
            <text:p>0,644921</text:p>
          </table:table-cell>
          <table:table-cell table:formula="of:=SQRT(POWER(([.B22]-[.C22]);2))*100" office:value-type="float" office:value="22.50182744" calcext:value-type="float">
            <text:p>22,50182744</text:p>
          </table:table-cell>
          <table:table-cell table:formula="of:=[.D22]/[.B22]" office:value-type="float" office:value="53.5881909502899" calcext:value-type="float">
            <text:p>53,58819095028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6557184" calcext:value-type="float">
            <text:p>0,6557184</text:p>
          </table:table-cell>
          <table:table-cell table:formula="of:=SQRT(POWER(([.B23]-[.C23]);2))*100" office:value-type="float" office:value="15.68416621" calcext:value-type="float">
            <text:p>15,68416621</text:p>
          </table:table-cell>
          <table:table-cell table:formula="of:=[.D23]/[.B23]" office:value-type="float" office:value="31.4389608062741" calcext:value-type="float">
            <text:p>31,4389608062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904569" calcext:value-type="float">
            <text:p>0,6904569</text:p>
          </table:table-cell>
          <table:table-cell table:formula="of:=SQRT(POWER(([.B24]-[.C24]);2))*100" office:value-type="float" office:value="1.20724543000001" calcext:value-type="float">
            <text:p>1,20724543</text:p>
          </table:table-cell>
          <table:table-cell table:formula="of:=[.D24]/[.B24]" office:value-type="float" office:value="1.71842702744131" calcext:value-type="float">
            <text:p>1,71842702744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523143" calcext:value-type="float">
            <text:p>0,523143</text:p>
          </table:table-cell>
          <table:table-cell table:formula="of:=SQRT(POWER(([.B25]-[.C25]);2))*100" office:value-type="float" office:value="7.73222848" calcext:value-type="float">
            <text:p>7,73222848</text:p>
          </table:table-cell>
          <table:table-cell table:formula="of:=[.D25]/[.B25]" office:value-type="float" office:value="17.3438070874101" calcext:value-type="float">
            <text:p>17,34380708741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943308" calcext:value-type="float">
            <text:p>0,4943308</text:p>
          </table:table-cell>
          <table:table-cell table:formula="of:=SQRT(POWER(([.B26]-[.C26]);2))*100" office:value-type="float" office:value="4.56131922999999" calcext:value-type="float">
            <text:p>4,56131923</text:p>
          </table:table-cell>
          <table:table-cell table:formula="of:=[.D26]/[.B26]" office:value-type="float" office:value="10.1652334379746" calcext:value-type="float">
            <text:p>10,16523343797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8045604" calcext:value-type="float">
            <text:p>0,8045604</text:p>
          </table:table-cell>
          <table:table-cell table:formula="of:=SQRT(POWER(([.B27]-[.C27]);2))*100" office:value-type="float" office:value="5.56537786999999" calcext:value-type="float">
            <text:p>5,56537787</text:p>
          </table:table-cell>
          <table:table-cell table:formula="of:=[.D27]/[.B27]" office:value-type="float" office:value="7.43133751486834" calcext:value-type="float">
            <text:p>7,431337514868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356088" calcext:value-type="float">
            <text:p>0,7356088</text:p>
          </table:table-cell>
          <table:table-cell table:formula="of:=SQRT(POWER(([.B28]-[.C28]);2))*100" office:value-type="float" office:value="6.10462010000001" calcext:value-type="float">
            <text:p>6,1046201</text:p>
          </table:table-cell>
          <table:table-cell table:formula="of:=[.D28]/[.B28]" office:value-type="float" office:value="7.66281526173462" calcext:value-type="float">
            <text:p>7,66281526173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6469089" calcext:value-type="float">
            <text:p>0,6469089</text:p>
          </table:table-cell>
          <table:table-cell table:formula="of:=SQRT(POWER(([.B29]-[.C29]);2))*100" office:value-type="float" office:value="22.26893619" calcext:value-type="float">
            <text:p>22,26893619</text:p>
          </table:table-cell>
          <table:table-cell table:formula="of:=[.D29]/[.B29]" office:value-type="float" office:value="52.493895707252" calcext:value-type="float">
            <text:p>52,4938957072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3358239" calcext:value-type="float">
            <text:p>0,3358239</text:p>
          </table:table-cell>
          <table:table-cell table:formula="of:=SQRT(POWER(([.B30]-[.C30]);2))*100" office:value-type="float" office:value="6.53039089" calcext:value-type="float">
            <text:p>6,53039089</text:p>
          </table:table-cell>
          <table:table-cell table:formula="of:=[.D30]/[.B30]" office:value-type="float" office:value="24.1401415970991" calcext:value-type="float">
            <text:p>24,1401415970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179301" calcext:value-type="float">
            <text:p>0,179301</text:p>
          </table:table-cell>
          <table:table-cell table:formula="of:=SQRT(POWER(([.B31]-[.C31]);2))*100" office:value-type="float" office:value="20.75697233" calcext:value-type="float">
            <text:p>20,75697233</text:p>
          </table:table-cell>
          <table:table-cell table:formula="of:=[.D31]/[.B31]" office:value-type="float" office:value="53.6535102810143" calcext:value-type="float">
            <text:p>53,65351028101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282874" calcext:value-type="float">
            <text:p>0,2282874</text:p>
          </table:table-cell>
          <table:table-cell table:formula="of:=SQRT(POWER(([.B32]-[.C32]);2))*100" office:value-type="float" office:value="2.94881081" calcext:value-type="float">
            <text:p>2,94881081</text:p>
          </table:table-cell>
          <table:table-cell table:formula="of:=[.D32]/[.B32]" office:value-type="float" office:value="14.8331051977957" calcext:value-type="float">
            <text:p>14,83310519779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1927692" calcext:value-type="float">
            <text:p>0,1927692</text:p>
          </table:table-cell>
          <table:table-cell table:formula="of:=SQRT(POWER(([.B33]-[.C33]);2))*100" office:value-type="float" office:value="0.4490785" calcext:value-type="float">
            <text:p>0,4490785</text:p>
          </table:table-cell>
          <table:table-cell table:formula="of:=[.D33]/[.B33]" office:value-type="float" office:value="2.27658184197875" calcext:value-type="float">
            <text:p>2,27658184197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202337" calcext:value-type="float">
            <text:p>0,4202337</text:p>
          </table:table-cell>
          <table:table-cell table:formula="of:=SQRT(POWER(([.B34]-[.C34]);2))*100" office:value-type="float" office:value="4.96262865" calcext:value-type="float">
            <text:p>4,96262865</text:p>
          </table:table-cell>
          <table:table-cell table:formula="of:=[.D34]/[.B34]" office:value-type="float" office:value="10.5619307721152" calcext:value-type="float">
            <text:p>10,56193077211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4148934" calcext:value-type="float">
            <text:p>0,4148934</text:p>
          </table:table-cell>
          <table:table-cell table:formula="of:=SQRT(POWER(([.B35]-[.C35]);2))*100" office:value-type="float" office:value="7.90528051000001" calcext:value-type="float">
            <text:p>7,90528051</text:p>
          </table:table-cell>
          <table:table-cell table:formula="of:=[.D35]/[.B35]" office:value-type="float" office:value="16.0043349425057" calcext:value-type="float">
            <text:p>16,00433494250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900765" calcext:value-type="float">
            <text:p>0,2900765</text:p>
          </table:table-cell>
          <table:table-cell table:formula="of:=SQRT(POWER(([.B36]-[.C36]);2))*100" office:value-type="float" office:value="7.14611793" calcext:value-type="float">
            <text:p>7,14611793</text:p>
          </table:table-cell>
          <table:table-cell table:formula="of:=[.D36]/[.B36]" office:value-type="float" office:value="32.6880929804843" calcext:value-type="float">
            <text:p>32,68809298048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437123" calcext:value-type="float">
            <text:p>0,9437123</text:p>
          </table:table-cell>
          <table:table-cell table:formula="of:=SQRT(POWER(([.B37]-[.C37]);2))*100" office:value-type="float" office:value="5.42225731000001" calcext:value-type="float">
            <text:p>5,42225731</text:p>
          </table:table-cell>
          <table:table-cell table:formula="of:=[.D37]/[.B37]" office:value-type="float" office:value="5.43347813185066" calcext:value-type="float">
            <text:p>5,43347813185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6092889" calcext:value-type="float">
            <text:p>0,6092889</text:p>
          </table:table-cell>
          <table:table-cell table:formula="of:=SQRT(POWER(([.B38]-[.C38]);2))*100" office:value-type="float" office:value="38.26694582" calcext:value-type="float">
            <text:p>38,26694582</text:p>
          </table:table-cell>
          <table:table-cell table:formula="of:=[.D38]/[.B38]" office:value-type="float" office:value="38.5771695995777" calcext:value-type="float">
            <text:p>38,57716959957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6866967" calcext:value-type="float">
            <text:p>0,6866967</text:p>
          </table:table-cell>
          <table:table-cell table:formula="of:=SQRT(POWER(([.B39]-[.C39]);2))*100" office:value-type="float" office:value="11.49161855" calcext:value-type="float">
            <text:p>11,49161855</text:p>
          </table:table-cell>
          <table:table-cell table:formula="of:=[.D39]/[.B39]" office:value-type="float" office:value="14.3356210433571" calcext:value-type="float">
            <text:p>14,33562104335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6879535" calcext:value-type="float">
            <text:p>0,6879535</text:p>
          </table:table-cell>
          <table:table-cell table:formula="of:=SQRT(POWER(([.B40]-[.C40]);2))*100" office:value-type="float" office:value="10.27865462" calcext:value-type="float">
            <text:p>10,27865462</text:p>
          </table:table-cell>
          <table:table-cell table:formula="of:=[.D40]/[.B40]" office:value-type="float" office:value="12.9987783841167" calcext:value-type="float">
            <text:p>12,99877838411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738987" calcext:value-type="float">
            <text:p>0,8738987</text:p>
          </table:table-cell>
          <table:table-cell table:formula="of:=SQRT(POWER(([.B41]-[.C41]);2))*100" office:value-type="float" office:value="3.58688935999999" calcext:value-type="float">
            <text:p>3,58688936</text:p>
          </table:table-cell>
          <table:table-cell table:formula="of:=[.D41]/[.B41]" office:value-type="float" office:value="4.28014532729869" calcext:value-type="float">
            <text:p>4,28014532729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051112" calcext:value-type="float">
            <text:p>0,9051112</text:p>
          </table:table-cell>
          <table:table-cell table:formula="of:=SQRT(POWER(([.B42]-[.C42]);2))*100" office:value-type="float" office:value="8.32255885000001" calcext:value-type="float">
            <text:p>8,32255885</text:p>
          </table:table-cell>
          <table:table-cell table:formula="of:=[.D42]/[.B42]" office:value-type="float" office:value="8.42077209594835" calcext:value-type="float">
            <text:p>8,42077209594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9744519" calcext:value-type="float">
            <text:p>0,9744519</text:p>
          </table:table-cell>
          <table:table-cell table:formula="of:=SQRT(POWER(([.B43]-[.C43]);2))*100" office:value-type="float" office:value="1.14275473000001" calcext:value-type="float">
            <text:p>1,14275473</text:p>
          </table:table-cell>
          <table:table-cell table:formula="of:=[.D43]/[.B43]" office:value-type="float" office:value="1.15912217576869" calcext:value-type="float">
            <text:p>1,15912217576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706751" calcext:value-type="float">
            <text:p>0,8706751</text:p>
          </table:table-cell>
          <table:table-cell table:formula="of:=SQRT(POWER(([.B44]-[.C44]);2))*100" office:value-type="float" office:value="1.14498830999999" calcext:value-type="float">
            <text:p>1,14498831</text:p>
          </table:table-cell>
          <table:table-cell table:formula="of:=[.D44]/[.B44]" office:value-type="float" office:value="1.33258229330256" calcext:value-type="float">
            <text:p>1,332582293302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141392" calcext:value-type="float">
            <text:p>0,9141392</text:p>
          </table:table-cell>
          <table:table-cell table:formula="of:=SQRT(POWER(([.B45]-[.C45]);2))*100" office:value-type="float" office:value="3.73321665000002" calcext:value-type="float">
            <text:p>3,73321665</text:p>
          </table:table-cell>
          <table:table-cell table:formula="of:=[.D45]/[.B45]" office:value-type="float" office:value="3.92362479990617" calcext:value-type="float">
            <text:p>3,923624799906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34974" calcext:value-type="float">
            <text:p>0,634974</text:p>
          </table:table-cell>
          <table:table-cell table:formula="of:=SQRT(POWER(([.B46]-[.C46]);2))*100" office:value-type="float" office:value="21.00313333" calcext:value-type="float">
            <text:p>21,00313333</text:p>
          </table:table-cell>
          <table:table-cell table:formula="of:=[.D46]/[.B46]" office:value-type="float" office:value="49.4258048811741" calcext:value-type="float">
            <text:p>49,4258048811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328158" calcext:value-type="float">
            <text:p>0,6328158</text:p>
          </table:table-cell>
          <table:table-cell table:formula="of:=SQRT(POWER(([.B47]-[.C47]);2))*100" office:value-type="float" office:value="5.10412343000001" calcext:value-type="float">
            <text:p>5,10412343</text:p>
          </table:table-cell>
          <table:table-cell table:formula="of:=[.D47]/[.B47]" office:value-type="float" office:value="7.46372878247076" calcext:value-type="float">
            <text:p>7,46372878247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18451" calcext:value-type="float">
            <text:p>0,7918451</text:p>
          </table:table-cell>
          <table:table-cell table:formula="of:=SQRT(POWER(([.B48]-[.C48]);2))*100" office:value-type="float" office:value="1.00727101000001" calcext:value-type="float">
            <text:p>1,00727101</text:p>
          </table:table-cell>
          <table:table-cell table:formula="of:=[.D48]/[.B48]" office:value-type="float" office:value="1.25607761458048" calcext:value-type="float">
            <text:p>1,256077614580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011987" calcext:value-type="float">
            <text:p>0,9011987</text:p>
          </table:table-cell>
          <table:table-cell table:formula="of:=SQRT(POWER(([.B49]-[.C49]);2))*100" office:value-type="float" office:value="9.06596709000002" calcext:value-type="float">
            <text:p>9,06596709</text:p>
          </table:table-cell>
          <table:table-cell table:formula="of:=[.D49]/[.B49]" office:value-type="float" office:value="9.14038471215771" calcext:value-type="float">
            <text:p>9,14038471215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986862" calcext:value-type="float">
            <text:p>0,8986862</text:p>
          </table:table-cell>
          <table:table-cell table:formula="of:=SQRT(POWER(([.B50]-[.C50]);2))*100" office:value-type="float" office:value="2.47553473" calcext:value-type="float">
            <text:p>2,47553473</text:p>
          </table:table-cell>
          <table:table-cell table:formula="of:=[.D50]/[.B50]" office:value-type="float" office:value="2.83264370670958" calcext:value-type="float">
            <text:p>2,8326437067096</text:p>
          </table:table-cell>
          <table:table-cell table:number-columns-repeated="123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'.$A$1" table:expression="#REF!"/>
          <table:named-expression table:name="Sheet_Title" table:base-cell-address="$'Linear regression'.$A$1" table:expression="&quot;Linear regression&quot;"/>
        </table:named-expressions>
      </table:table>
      <table:table table:name="LINEAR REGRESSION ERROR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59.98mm" svg:height="89.87mm" svg:x="119.57mm" svg:y="147.61mm">
            <loext:p draw:notify-on-update-of-ranges="'LINEAR REGRESSION ERROR'.A22:'LINEAR REGRESSION ERROR'.A22 'LINEAR REGRESSION ERROR'.A23:'LINEAR REGRESSION ERROR'.A29 'LINEAR REGRESSION ERROR'.B22:'LINEAR REGRESSION ERROR'.B22 'LINEAR REGRESSION ERROR'.B23:'LINEAR REGRESSION ERROR'.B29 'LINEAR REGRESSION ERROR'.C22:'LINEAR REGRESSION ERROR'.C22 'LINEAR REGRESSION ERROR'.C23:'LINEAR REGRESSION ERROR'.C29 'LINEAR REGRESSION ERROR'.D22:'LINEAR REGRESSION ERROR'.D22 'LINEAR REGRESSION ERROR'.D23:'LINEAR REGRESSION ERROR'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7" table:default-cell-style-name="ce5"/>
        <table:table-column table:style-name="co6" table:default-cell-style-name="ce5"/>
        <table:table-column table:style-name="co18" table:default-cell-style-name="ce5"/>
        <table:table-column table:style-name="co19" table:default-cell-style-name="ce5"/>
        <table:table-column table:style-name="co18" table:default-cell-style-name="ce5"/>
        <table:table-column table:style-name="co20" table:default-cell-style-name="ce5"/>
        <table:table-column table:style-name="co21" table:default-cell-style-name="ce5"/>
        <table:table-column table:style-name="co20" table:default-cell-style-name="ce5"/>
        <table:table-column table:style-name="co6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6" table:number-columns-repeated="115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7" office:value-type="string" calcext:value-type="string" table:number-columns-spanned="2" table:number-rows-spanned="1">
            <text:p>Cat</text:p>
          </table:table-cell>
          <table:covered-table-cell/>
          <table:table-cell table:style-name="ce27" office:value-type="string" calcext:value-type="string" table:number-columns-spanned="2" table:number-rows-spanned="1">
            <text:p>cp</text:p>
          </table:table-cell>
          <table:covered-table-cell/>
          <table:table-cell table:style-name="ce27" office:value-type="string" calcext:value-type="string" table:number-columns-spanned="2" table:number-rows-spanned="1">
            <text:p>Crypt</text:p>
          </table:table-cell>
          <table:covered-table-cell/>
          <table:table-cell table:style-name="ce27" office:value-type="string" calcext:value-type="string" table:number-columns-spanned="2" table:number-rows-spanned="1">
            <text:p>dd</text:p>
          </table:table-cell>
          <table:covered-table-cell/>
          <table:table-cell table:style-name="ce27" office:value-type="string" calcext:value-type="string" table:number-columns-spanned="2" table:number-rows-spanned="1">
            <text:p>Grep</text:p>
          </table:table-cell>
          <table:covered-table-cell/>
          <table:table-cell table:style-name="ce27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style-name="ce27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formula="of:=['Linear regression'.E2]" office:value-type="float" office:value="1.34880926689006" calcext:value-type="float">
            <text:p>1,3488092668901</text:p>
          </table:table-cell>
          <table:table-cell table:style-name="ce3" office:value-type="string" calcext:value-type="string">
            <text:p>Cat@bzip2</text:p>
          </table:table-cell>
          <table:table-cell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p@bzip2</text:p>
          </table:table-cell>
          <table:table-cell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rypt @bzip2</text:p>
          </table:table-cell>
          <table:table-cell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dd@bzip2</text:p>
          </table:table-cell>
          <table:table-cell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Grep@bzip2</text:p>
          </table:table-cell>
          <table:table-cell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zip@bzip2</text:p>
          </table:table-cell>
          <table:table-cell table:formula="of:=['Linear regression'.E8]" office:value-type="float" office:value="6.69337897520817" calcext:value-type="float">
            <text:p>6,693378975208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Linear regression'.E10]" office:value-type="float" office:value="2.30151731814788" calcext:value-type="float">
            <text:p>2,3015173181479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Cat @ cat</text:p>
          </table:table-cell>
          <table:table-cell table:style-name="ce4" table:formula="of:=['Linear regression'.E18]" office:value-type="float" office:value="13.3558879067454" calcext:value-type="float">
            <text:p>13,3558879067454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Linear regression'.E26]" office:value-type="float" office:value="10.1652334379746" calcext:value-type="float">
            <text:p>10,1652334379746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Linear regression'.E34]" office:value-type="float" office:value="10.5619307721152" calcext:value-type="float">
            <text:p>10,5619307721152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1]" office:value-type="float" office:value="4.28014532729869" calcext:value-type="float">
            <text:p>4,2801453272987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Linear regression'.E50]" office:value-type="float" office:value="2.83264370670958" calcext:value-type="float">
            <text:p>2,832643706709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rypt @bzip2</text:p>
          </table:table-cell>
          <table:table-cell table:style-name="ce4" table:formula="of:=['Linear regression'.E3]" office:value-type="float" office:value="3.97654440671023" calcext:value-type="float">
            <text:p>3,9765444067102</text:p>
          </table:table-cell>
          <table:table-cell table:style-name="ce3" office:value-type="string" calcext:value-type="string">
            <text:p>Bzip2 @ cat</text:p>
          </table:table-cell>
          <table:table-cell table:style-name="ce4" table:formula="of:=['Linear regression'.E16]" office:value-type="float" office:value="34.011852629545" calcext:value-type="float">
            <text:p>34,011852629545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Linear regression'.E23]" office:value-type="float" office:value="31.4389608062741" calcext:value-type="float">
            <text:p>31,4389608062741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Linear regression'.E9]" office:value-type="float" office:value="7.50443119543798" calcext:value-type="float">
            <text:p>7,504431195438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Linear regression'.E30]" office:value-type="float" office:value="24.1401415970991" calcext:value-type="float">
            <text:p>24,1401415970991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Linear regression'.E37]" office:value-type="float" office:value="5.43347813185066" calcext:value-type="float">
            <text:p>5,4334781318507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Linear regression'.E44]" office:value-type="float" office:value="1.33258229330256" calcext:value-type="float">
            <text:p>1,3325822933026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at@bzip2</text:p>
          </table:table-cell>
          <table:table-cell table:style-name="ce4" table:formula="of:=['Linear regression'.E4]" office:value-type="float" office:value="9.33458914793583" calcext:value-type="float">
            <text:p>9,3345891479358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Linear regression'.E17]" office:value-type="float" office:value="5.67958076995469" calcext:value-type="float">
            <text:p>5,6795807699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Linear regression'.E24]" office:value-type="float" office:value="1.71842702744131" calcext:value-type="float">
            <text:p>1,7184270274413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Linear regression'.E11]" office:value-type="float" office:value="8.28343835226549" calcext:value-type="float">
            <text:p>8,2834383522655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Linear regression'.E31]" office:value-type="float" office:value="53.6535102810143" calcext:value-type="float">
            <text:p>53,653510281014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Linear regression'.E38]" office:value-type="float" office:value="38.5771695995777" calcext:value-type="float">
            <text:p>38,5771695995777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Linear regression'.E45]" office:value-type="float" office:value="3.92362479990617" calcext:value-type="float">
            <text:p>3,9236247999062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cp@bzip2</text:p>
          </table:table-cell>
          <table:table-cell table:style-name="ce4" table:formula="of:=['Linear regression'.E5]" office:value-type="float" office:value="9.77994963132153" calcext:value-type="float">
            <text:p>9,7799496313215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Linear regression'.E19]" office:value-type="float" office:value="12.362904733991" calcext:value-type="float">
            <text:p>12,362904733991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Linear regression'.E25]" office:value-type="float" office:value="17.3438070874101" calcext:value-type="float">
            <text:p>17,343807087410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Linear regression'.E12]" office:value-type="float" office:value="6.03757212234991" calcext:value-type="float">
            <text:p>6,037572122349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Linear regression'.E32]" office:value-type="float" office:value="14.8331051977957" calcext:value-type="float">
            <text:p>14,8331051977957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Linear regression'.E39]" office:value-type="float" office:value="14.3356210433571" calcext:value-type="float">
            <text:p>14,3356210433571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Linear regression'.E46]" office:value-type="float" office:value="49.4258048811741" calcext:value-type="float">
            <text:p>49,4258048811741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dd@bzip2</text:p>
          </table:table-cell>
          <table:table-cell table:style-name="ce4" table:formula="of:=['Linear regression'.E6]" office:value-type="float" office:value="1.97213091313073" calcext:value-type="float">
            <text:p>1,9721309131307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Linear regression'.E20]" office:value-type="float" office:value="6.62427660654002" calcext:value-type="float">
            <text:p>6,62427660654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Linear regression'.E27]" office:value-type="float" office:value="7.43133751486834" calcext:value-type="float">
            <text:p>7,431337514868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Linear regression'.E13]" office:value-type="float" office:value="7.65299154364059" calcext:value-type="float">
            <text:p>7,6529915436406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Linear regression'.E33]" office:value-type="float" office:value="2.27658184197875" calcext:value-type="float">
            <text:p>2,276581841978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Linear regression'.E40]" office:value-type="float" office:value="12.9987783841167" calcext:value-type="float">
            <text:p>12,998778384116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Linear regression'.E47]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rep@bzip2</text:p>
          </table:table-cell>
          <table:table-cell table:style-name="ce4" table:formula="of:=['Linear regression'.E7]" office:value-type="float" office:value="8.52922020531309" calcext:value-type="float">
            <text:p>8,529220205313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Linear regression'.E21]" office:value-type="float" office:value="4.95972181770861" calcext:value-type="float">
            <text:p>4,9597218177086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Linear regression'.E28]" office:value-type="float" office:value="7.66281526173462" calcext:value-type="float">
            <text:p>7,6628152617346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Linear regression'.E14]" office:value-type="float" office:value="8.35667271733574" calcext:value-type="float">
            <text:p>8,3566727173357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Linear regression'.E35]" office:value-type="float" office:value="16.0043349425057" calcext:value-type="float">
            <text:p>16,0043349425057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Linear regression'.E42]" office:value-type="float" office:value="8.42077209594835" calcext:value-type="float">
            <text:p>8,4207720959484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Linear regression'.E48]" office:value-type="float" office:value="1.25607761458048" calcext:value-type="float">
            <text:p>1,2560776145805</text:p>
          </table:table-cell>
          <table:table-cell table:number-columns-repeated="114"/>
        </table:table-row>
        <table:table-row table:style-name="ro9">
          <table:table-cell table:style-name="ce3" office:value-type="string" calcext:value-type="string">
            <text:p>Gzip@bzip2</text:p>
          </table:table-cell>
          <table:table-cell table:style-name="ce4" table:formula="of:=['Linear regression'.E8]" office:value-type="float" office:value="6.69337897520817" calcext:value-type="float">
            <text:p>6,693378975208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Linear regression'.E22]" office:value-type="float" office:value="53.5881909502899" calcext:value-type="float">
            <text:p>53,588190950289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Linear regression'.E29]" office:value-type="float" office:value="52.493895707252" calcext:value-type="float">
            <text:p>52,493895707252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Linear regression'.E15]" office:value-type="float" office:value="8.67259293014349" calcext:value-type="float">
            <text:p>8,6725929301435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Linear regression'.E36]" office:value-type="float" office:value="32.6880929804843" calcext:value-type="float">
            <text:p>32,6880929804843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Linear regression'.E43]" office:value-type="float" office:value="1.15912217576869" calcext:value-type="float">
            <text:p>1,1591221757687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Linear regression'.E49]" office:value-type="float" office:value="9.14038471215771" calcext:value-type="float">
            <text:p>9,1403847121577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11.1920053230784" calcext:value-type="float">
            <text:p>11,1920053230784</text:p>
          </table:table-cell>
          <table:table-cell table:style-name="ce3"/>
          <table:table-cell table:style-name="ce4" table:formula="of:=AVERAGE([.D3:.D15])" office:value-type="float" office:value="18.7799062403625" calcext:value-type="float">
            <text:p>18,7799062403625</text:p>
          </table:table-cell>
          <table:table-cell/>
          <table:table-cell table:style-name="ce4" table:formula="of:=AVERAGE([.F3:.F15])" office:value-type="float" office:value="13.7826147953218" calcext:value-type="float">
            <text:p>13,7826147953218</text:p>
          </table:table-cell>
          <table:table-cell/>
          <table:table-cell table:style-name="ce4" table:formula="of:=AVERAGE([.H3:.H15])" office:value-type="float" office:value="12.026005620302" calcext:value-type="float">
            <text:p>12,026005620302</text:p>
          </table:table-cell>
          <table:table-cell/>
          <table:table-cell table:style-name="ce4" table:formula="of:=AVERAGE([.J3:.J15])" office:value-type="float" office:value="14.1057428563886" calcext:value-type="float">
            <text:p>14,1057428563886</text:p>
          </table:table-cell>
          <table:table-cell/>
          <table:table-cell table:style-name="ce4" table:formula="of:=AVERAGE([.L3:.L15])" office:value-type="float" office:value="11.0768356294864" calcext:value-type="float">
            <text:p>11,0768356294864</text:p>
          </table:table-cell>
          <table:table-cell/>
          <table:table-cell table:style-name="ce4" table:formula="of:=AVERAGE([.N3:.N15])" office:value-type="float" office:value="17.7438554238037" calcext:value-type="float">
            <text:p>17,7438554238037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34.011852629545" calcext:value-type="float">
            <text:p>34,011852629545</text:p>
          </table:table-cell>
          <table:table-cell table:style-name="ce3"/>
          <table:table-cell table:style-name="ce4" table:formula="of:=MAX([.D3:.D15])" office:value-type="float" office:value="53.5881909502899" calcext:value-type="float">
            <text:p>53,5881909502899</text:p>
          </table:table-cell>
          <table:table-cell/>
          <table:table-cell table:style-name="ce4" table:formula="of:=MAX([.F3:.F15])" office:value-type="float" office:value="52.493895707252" calcext:value-type="float">
            <text:p>52,493895707252</text:p>
          </table:table-cell>
          <table:table-cell/>
          <table:table-cell table:style-name="ce4" table:formula="of:=MAX([.H3:.H15])" office:value-type="float" office:value="53.6535102810143" calcext:value-type="float">
            <text:p>53,6535102810143</text:p>
          </table:table-cell>
          <table:table-cell/>
          <table:table-cell table:style-name="ce4" table:formula="of:=MAX([.J3:.J15])" office:value-type="float" office:value="53.6535102810143" calcext:value-type="float">
            <text:p>53,6535102810143</text:p>
          </table:table-cell>
          <table:table-cell/>
          <table:table-cell table:style-name="ce4" table:formula="of:=MAX([.L3:.L15])" office:value-type="float" office:value="38.5771695995777" calcext:value-type="float">
            <text:p>38,5771695995777</text:p>
          </table:table-cell>
          <table:table-cell/>
          <table:table-cell table:style-name="ce4" table:formula="of:=MAX([.N3:.N15])" office:value-type="float" office:value="53.5881909502899" calcext:value-type="float">
            <text:p>53,588190950289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26" table:formula="of:=MEDIAN([.B3:.B15])" office:value-type="float" office:value="7.50443119543798" calcext:value-type="float">
            <text:p>7,504431195438</text:p>
          </table:table-cell>
          <table:table-cell table:style-name="ce3"/>
          <table:table-cell table:style-name="ce26" table:formula="of:=MEDIAN([.D3:.D15])" office:value-type="float" office:value="13.3558879067454" calcext:value-type="float">
            <text:p>13,3558879067454</text:p>
          </table:table-cell>
          <table:table-cell/>
          <table:table-cell table:style-name="ce26" table:formula="of:=MEDIAN([.F3:.F15])" office:value-type="float" office:value="9.77994963132153" calcext:value-type="float">
            <text:p>9,7799496313215</text:p>
          </table:table-cell>
          <table:table-cell/>
          <table:table-cell table:style-name="ce26" table:formula="of:=MEDIAN([.H3:.H15])" office:value-type="float" office:value="7.50443119543798" calcext:value-type="float">
            <text:p>7,504431195438</text:p>
          </table:table-cell>
          <table:table-cell/>
          <table:table-cell table:style-name="ce26" table:formula="of:=MEDIAN([.J3:.J15])" office:value-type="float" office:value="7.65299154364059" calcext:value-type="float">
            <text:p>7,6529915436406</text:p>
          </table:table-cell>
          <table:table-cell/>
          <table:table-cell table:style-name="ce26" table:formula="of:=MEDIAN([.L3:.L15])" office:value-type="float" office:value="8.42077209594835" calcext:value-type="float">
            <text:p>8,4207720959484</text:p>
          </table:table-cell>
          <table:table-cell/>
          <table:table-cell table:style-name="ce26" table:formula="of:=MEDIAN([.N3:.N15])" office:value-type="float" office:value="7.46372878247076" calcext:value-type="float">
            <text:p>7,4637287824708</text:p>
          </table:table-cell>
          <table:table-cell table:number-columns-repeated="114"/>
        </table:table-row>
        <table:table-row table:style-name="ro1" table:number-rows-repeated="2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 office:value-type="string" calcext:value-type="string">
            <text:p><text:s/>Mediana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table:formula="of:=[.B17]" office:value-type="float" office:value="11.1920053230784" calcext:value-type="float">
            <text:p>11,1920053230784</text:p>
          </table:table-cell>
          <table:table-cell table:style-name="ce4" table:formula="of:=[.B18]" office:value-type="float" office:value="34.011852629545" calcext:value-type="float">
            <text:p>34,011852629545</text:p>
          </table:table-cell>
          <table:table-cell table:style-name="ce4" table:formula="of:=[.B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table:formula="of:=[.D17]" office:value-type="float" office:value="18.7799062403625" calcext:value-type="float">
            <text:p>18,7799062403625</text:p>
          </table:table-cell>
          <table:table-cell table:style-name="ce4" table:formula="of:=[.D18]" office:value-type="float" office:value="53.5881909502899" calcext:value-type="float">
            <text:p>53,5881909502899</text:p>
          </table:table-cell>
          <table:table-cell table:style-name="ce4" table:formula="of:=[.D19]" office:value-type="float" office:value="13.3558879067454" calcext:value-type="float">
            <text:p>13,355887906745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table:formula="of:=[.F17]" office:value-type="float" office:value="13.7826147953218" calcext:value-type="float">
            <text:p>13,7826147953218</text:p>
          </table:table-cell>
          <table:table-cell table:style-name="ce4" table:formula="of:=[.F18]" office:value-type="float" office:value="52.493895707252" calcext:value-type="float">
            <text:p>52,493895707252</text:p>
          </table:table-cell>
          <table:table-cell table:style-name="ce4" table:formula="of:=[.F19]" office:value-type="float" office:value="9.77994963132153" calcext:value-type="float">
            <text:p>9,7799496313215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table:formula="of:=[.H17]" office:value-type="float" office:value="12.026005620302" calcext:value-type="float">
            <text:p>12,026005620302</text:p>
          </table:table-cell>
          <table:table-cell table:style-name="ce4" table:formula="of:=[.H18]" office:value-type="float" office:value="53.6535102810143" calcext:value-type="float">
            <text:p>53,6535102810143</text:p>
          </table:table-cell>
          <table:table-cell table:style-name="ce4" table:formula="of:=[.H19]" office:value-type="float" office:value="7.50443119543798" calcext:value-type="float">
            <text:p>7,504431195438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table:formula="of:=[.J17]" office:value-type="float" office:value="14.1057428563886" calcext:value-type="float">
            <text:p>14,1057428563886</text:p>
          </table:table-cell>
          <table:table-cell table:style-name="ce4" table:formula="of:=[.J18]" office:value-type="float" office:value="53.6535102810143" calcext:value-type="float">
            <text:p>53,6535102810143</text:p>
          </table:table-cell>
          <table:table-cell table:style-name="ce4" table:formula="of:=[.J19]" office:value-type="float" office:value="7.65299154364059" calcext:value-type="float">
            <text:p>7,6529915436406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table:formula="of:=[.L17]" office:value-type="float" office:value="11.0768356294864" calcext:value-type="float">
            <text:p>11,0768356294864</text:p>
          </table:table-cell>
          <table:table-cell table:style-name="ce4" table:formula="of:=[.L18]" office:value-type="float" office:value="38.5771695995777" calcext:value-type="float">
            <text:p>38,5771695995777</text:p>
          </table:table-cell>
          <table:table-cell table:style-name="ce4" table:formula="of:=[.L19]" office:value-type="float" office:value="8.42077209594835" calcext:value-type="float">
            <text:p>8,4207720959484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table:formula="of:=[.N17]" office:value-type="float" office:value="17.7438554238037" calcext:value-type="float">
            <text:p>17,7438554238037</text:p>
          </table:table-cell>
          <table:table-cell table:style-name="ce4" table:formula="of:=[.N18]" office:value-type="float" office:value="53.5881909502899" calcext:value-type="float">
            <text:p>53,5881909502899</text:p>
          </table:table-cell>
          <table:table-cell table:style-name="ce4" table:formula="of:=[.N19]" office:value-type="float" office:value="7.46372878247076" calcext:value-type="float">
            <text:p>7,4637287824708</text:p>
          </table:table-cell>
          <table:table-cell table:number-columns-repeated="124"/>
        </table:table-row>
        <table:table-row table:style-name="ro4" table:number-rows-repeated="98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 ERROR'.$A$1" table:expression="#REF!"/>
          <table:named-expression table:name="Sheet_Title" table:base-cell-address="$'LINEAR REGRESSION ERROR'.$A$1" table:expression="&quot;Sheet7&quot;"/>
        </table:named-expressions>
      </table:table>
      <table:table table:name="polinomial regression" table:style-name="ta8">
        <office:forms form:automatic-focus="false" form:apply-design-mode="false"/>
        <table:shapes>
          <draw:frame draw:z-index="0" draw:style-name="gr2" draw:text-style-name="P1" svg:width="159.97mm" svg:height="89.87mm" svg:x="156.39mm" svg:y="10.9mm">
            <loext:p draw:notify-on-update-of-ranges="'polinomial regression'.B1:'polinomial regression'.B1 'polinomial regression'.C1:'polinomial regression'.C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table:style-name="ce5" office:value-type="string" calcext:value-type="string">
            <text:p>predict_regr</text:p>
          </table:table-cell>
          <table:table-cell table:style-name="ce5" office:value-type="string" calcext:value-type="string">
            <text:p>erro</text:p>
          </table:table-cell>
          <table:table-cell table:style-name="ce5" office:value-type="string" calcext:value-type="string">
            <text:p>erro%</text:p>
          </table:table-cell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8" office:value-type="float" office:value="0.9041855758" calcext:value-type="float">
            <text:p>0,9041855758</text:p>
          </table:table-cell>
          <table:table-cell table:formula="of:=SQRT(POWER(([.B2]-[.C2]);2))*100" office:value-type="float" office:value="0.614887799999997" calcext:value-type="float">
            <text:p>0,6148878</text:p>
          </table:table-cell>
          <table:table-cell table:formula="of:=[.D2]/[.B2]" office:value-type="float" office:value="0.684702308387109" calcext:value-type="float">
            <text:p>0,6847023083871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906132438" calcext:value-type="float">
            <text:p>0,9906132438</text:p>
          </table:table-cell>
          <table:table-cell table:formula="of:=SQRT(POWER(([.B3]-[.C3]);2))*100" office:value-type="float" office:value="2.60581835" calcext:value-type="float">
            <text:p>2,60581835</text:p>
          </table:table-cell>
          <table:table-cell table:formula="of:=[.D3]/[.B3]" office:value-type="float" office:value="2.70157553182037" calcext:value-type="float">
            <text:p>2,7015755318204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910628195" calcext:value-type="float">
            <text:p>0,6910628195</text:p>
          </table:table-cell>
          <table:table-cell table:formula="of:=SQRT(POWER(([.B4]-[.C4]);2))*100" office:value-type="float" office:value="3.20494389" calcext:value-type="float">
            <text:p>3,20494389</text:p>
          </table:table-cell>
          <table:table-cell table:formula="of:=[.D4]/[.B4]" office:value-type="float" office:value="4.43215261914028" calcext:value-type="float">
            <text:p>4,4321526191403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849799111" calcext:value-type="float">
            <text:p>0,6849799111</text:p>
          </table:table-cell>
          <table:table-cell table:formula="of:=SQRT(POWER(([.B5]-[.C5]);2))*100" office:value-type="float" office:value="3.4423478" calcext:value-type="float">
            <text:p>3,4423478</text:p>
          </table:table-cell>
          <table:table-cell table:formula="of:=[.D5]/[.B5]" office:value-type="float" office:value="4.7850035906927" calcext:value-type="float">
            <text:p>4,78500359069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493595775" calcext:value-type="float">
            <text:p>0,8493595775</text:p>
          </table:table-cell>
          <table:table-cell table:formula="of:=SQRT(POWER(([.B6]-[.C6]);2))*100" office:value-type="float" office:value="1.8556157" calcext:value-type="float">
            <text:p>1,8556157</text:p>
          </table:table-cell>
          <table:table-cell table:formula="of:=[.D6]/[.B6]" office:value-type="float" office:value="2.13801366450512" calcext:value-type="float">
            <text:p>2,138013664505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950352145" calcext:value-type="float">
            <text:p>0,9950352145</text:p>
          </table:table-cell>
          <table:table-cell table:formula="of:=SQRT(POWER(([.B7]-[.C7]);2))*100" office:value-type="float" office:value="0.782104399999994" calcext:value-type="float">
            <text:p>0,7821044</text:p>
          </table:table-cell>
          <table:table-cell table:formula="of:=[.D7]/[.B7]" office:value-type="float" office:value="0.792233765854351" calcext:value-type="float">
            <text:p>0,7922337658544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8958948242" calcext:value-type="float">
            <text:p>0,8958948242</text:p>
          </table:table-cell>
          <table:table-cell table:formula="of:=SQRT(POWER(([.B8]-[.C8]);2))*100" office:value-type="float" office:value="1.00939347" calcext:value-type="float">
            <text:p>1,00939347</text:p>
          </table:table-cell>
          <table:table-cell table:formula="of:=[.D8]/[.B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546978872" calcext:value-type="float">
            <text:p>0,8546978872</text:p>
          </table:table-cell>
          <table:table-cell table:formula="of:=SQRT(POWER(([.B9]-[.C9]);2))*100" office:value-type="float" office:value="2.43334175000001" calcext:value-type="float">
            <text:p>2,43334175</text:p>
          </table:table-cell>
          <table:table-cell table:formula="of:=[.D9]/[.B9]" office:value-type="float" office:value="2.93045022853536" calcext:value-type="float">
            <text:p>2,9304502285354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69297365" calcext:value-type="float">
            <text:p>0,8769297365</text:p>
          </table:table-cell>
          <table:table-cell table:formula="of:=SQRT(POWER(([.B10]-[.C10]);2))*100" office:value-type="float" office:value="1.39032387" calcext:value-type="float">
            <text:p>1,39032387</text:p>
          </table:table-cell>
          <table:table-cell table:formula="of:=[.D10]/[.B10]" office:value-type="float" office:value="1.56070094922997" calcext:value-type="float">
            <text:p>1,56070094923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015962032" calcext:value-type="float">
            <text:p>0,6015962032</text:p>
          </table:table-cell>
          <table:table-cell table:formula="of:=SQRT(POWER(([.B11]-[.C11]);2))*100" office:value-type="float" office:value="6.84611877" calcext:value-type="float">
            <text:p>6,84611877</text:p>
          </table:table-cell>
          <table:table-cell table:formula="of:=[.D11]/[.B11]" office:value-type="float" office:value="10.217212529817" calcext:value-type="float">
            <text:p>10,217212529817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5998299676" calcext:value-type="float">
            <text:p>0,5998299676</text:p>
          </table:table-cell>
          <table:table-cell table:formula="of:=SQRT(POWER(([.B12]-[.C12]);2))*100" office:value-type="float" office:value="5.46435425999999" calcext:value-type="float">
            <text:p>5,46435426</text:p>
          </table:table-cell>
          <table:table-cell table:formula="of:=[.D12]/[.B12]" office:value-type="float" office:value="8.34923671445487" calcext:value-type="float">
            <text:p>8,3492367144549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859344235" calcext:value-type="float">
            <text:p>0,7859344235</text:p>
          </table:table-cell>
          <table:table-cell table:formula="of:=SQRT(POWER(([.B13]-[.C13]);2))*100" office:value-type="float" office:value="3.41884772" calcext:value-type="float">
            <text:p>3,41884772</text:p>
          </table:table-cell>
          <table:table-cell table:formula="of:=[.D13]/[.B13]" office:value-type="float" office:value="4.54787649581237" calcext:value-type="float">
            <text:p>4,5478764958124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493499923" calcext:value-type="float">
            <text:p>0,9493499923</text:p>
          </table:table-cell>
          <table:table-cell table:formula="of:=SQRT(POWER(([.B14]-[.C14]);2))*100" office:value-type="float" office:value="0.544816479999999" calcext:value-type="float">
            <text:p>0,54481648</text:p>
          </table:table-cell>
          <table:table-cell table:formula="of:=[.D14]/[.B14]" office:value-type="float" office:value="0.570609061138917" calcext:value-type="float">
            <text:p>0,5706090611389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7991482657" calcext:value-type="float">
            <text:p>0,7991482657</text:p>
          </table:table-cell>
          <table:table-cell table:formula="of:=SQRT(POWER(([.B15]-[.C15]);2))*100" office:value-type="float" office:value="0.569495779999996" calcext:value-type="float">
            <text:p>0,56949578</text:p>
          </table:table-cell>
          <table:table-cell table:formula="of:=[.D15]/[.B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5048345914" calcext:value-type="float">
            <text:p>0,5048345914</text:p>
          </table:table-cell>
          <table:table-cell table:formula="of:=SQRT(POWER(([.B16]-[.C16]);2))*100" office:value-type="float" office:value="1.24728434999999" calcext:value-type="float">
            <text:p>1,24728435</text:p>
          </table:table-cell>
          <table:table-cell table:formula="of:=[.D16]/[.B16]" office:value-type="float" office:value="2.53326818202238" calcext:value-type="float">
            <text:p>2,5332681820224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682854986" calcext:value-type="float">
            <text:p>0,6682854986</text:p>
          </table:table-cell>
          <table:table-cell table:formula="of:=SQRT(POWER(([.B17]-[.C17]);2))*100" office:value-type="float" office:value="0.0865339100000084" calcext:value-type="float">
            <text:p>0,08653391</text:p>
          </table:table-cell>
          <table:table-cell table:formula="of:=[.D17]/[.B17]" office:value-type="float" office:value="0.129318989269209" calcext:value-type="float">
            <text:p>0,1293189892692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789333156" calcext:value-type="float">
            <text:p>0,4789333156</text:p>
          </table:table-cell>
          <table:table-cell table:formula="of:=SQRT(POWER(([.B18]-[.C18]);2))*100" office:value-type="float" office:value="3.21739903" calcext:value-type="float">
            <text:p>3,21739903</text:p>
          </table:table-cell>
          <table:table-cell table:formula="of:=[.D18]/[.B18]" office:value-type="float" office:value="7.20163821502665" calcext:value-type="float">
            <text:p>7,2016382150267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889332959" calcext:value-type="float">
            <text:p>0,4889332959</text:p>
          </table:table-cell>
          <table:table-cell table:formula="of:=SQRT(POWER(([.B19]-[.C19]);2))*100" office:value-type="float" office:value="2.846033" calcext:value-type="float">
            <text:p>2,846033</text:p>
          </table:table-cell>
          <table:table-cell table:formula="of:=[.D19]/[.B19]" office:value-type="float" office:value="6.18067337446704" calcext:value-type="float">
            <text:p>6,180673374467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083351616" calcext:value-type="float">
            <text:p>0,7083351616</text:p>
          </table:table-cell>
          <table:table-cell table:formula="of:=SQRT(POWER(([.B20]-[.C20]);2))*100" office:value-type="float" office:value="3.07608727000001" calcext:value-type="float">
            <text:p>3,07608727</text:p>
          </table:table-cell>
          <table:table-cell table:formula="of:=[.D20]/[.B20]" office:value-type="float" office:value="4.16195883517813" calcext:value-type="float">
            <text:p>4,1619588351781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37283125" calcext:value-type="float">
            <text:p>0,7837283125</text:p>
          </table:table-cell>
          <table:table-cell table:formula="of:=SQRT(POWER(([.B21]-[.C21]);2))*100" office:value-type="float" office:value="0.71647185" calcext:value-type="float">
            <text:p>0,71647185</text:p>
          </table:table-cell>
          <table:table-cell table:formula="of:=[.D21]/[.B21]" office:value-type="float" office:value="0.922618386357164" calcext:value-type="float">
            <text:p>0,9226183863572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26539641" calcext:value-type="float">
            <text:p>0,4526539641</text:p>
          </table:table-cell>
          <table:table-cell table:formula="of:=SQRT(POWER(([.B22]-[.C22]);2))*100" office:value-type="float" office:value="3.27512385" calcext:value-type="float">
            <text:p>3,27512385</text:p>
          </table:table-cell>
          <table:table-cell table:formula="of:=[.D22]/[.B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5002802745" calcext:value-type="float">
            <text:p>0,5002802745</text:p>
          </table:table-cell>
          <table:table-cell table:formula="of:=SQRT(POWER(([.B23]-[.C23]);2))*100" office:value-type="float" office:value="0.140353659999998" calcext:value-type="float">
            <text:p>0,14035366</text:p>
          </table:table-cell>
          <table:table-cell table:formula="of:=[.D23]/[.B23]" office:value-type="float" office:value="0.281339355670923" calcext:value-type="float">
            <text:p>0,2813393556709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464109122" calcext:value-type="float">
            <text:p>0,6464109122</text:p>
          </table:table-cell>
          <table:table-cell table:formula="of:=SQRT(POWER(([.B24]-[.C24]);2))*100" office:value-type="float" office:value="5.61184421000001" calcext:value-type="float">
            <text:p>5,61184421</text:p>
          </table:table-cell>
          <table:table-cell table:formula="of:=[.D24]/[.B24]" office:value-type="float" office:value="7.98805654973897" calcext:value-type="float">
            <text:p>7,988056549739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600243055" calcext:value-type="float">
            <text:p>0,4600243055</text:p>
          </table:table-cell>
          <table:table-cell table:formula="of:=SQRT(POWER(([.B25]-[.C25]);2))*100" office:value-type="float" office:value="1.42035903" calcext:value-type="float">
            <text:p>1,42035903</text:p>
          </table:table-cell>
          <table:table-cell table:formula="of:=[.D25]/[.B25]" office:value-type="float" office:value="3.18594219957413" calcext:value-type="float">
            <text:p>3,1859421995741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535751552" calcext:value-type="float">
            <text:p>0,4535751552</text:p>
          </table:table-cell>
          <table:table-cell table:formula="of:=SQRT(POWER(([.B26]-[.C26]);2))*100" office:value-type="float" office:value="0.48575475" calcext:value-type="float">
            <text:p>0,48575475</text:p>
          </table:table-cell>
          <table:table-cell table:formula="of:=[.D26]/[.B26]" office:value-type="float" office:value="1.08253997985468" calcext:value-type="float">
            <text:p>1,0825399798547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608373348" calcext:value-type="float">
            <text:p>0,7608373348</text:p>
          </table:table-cell>
          <table:table-cell table:formula="of:=SQRT(POWER(([.B27]-[.C27]);2))*100" office:value-type="float" office:value="1.19307135" calcext:value-type="float">
            <text:p>1,19307135</text:p>
          </table:table-cell>
          <table:table-cell table:formula="of:=[.D27]/[.B27]" office:value-type="float" office:value="1.59308425919507" calcext:value-type="float">
            <text:p>1,5930842591951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805932913" calcext:value-type="float">
            <text:p>0,7805932913</text:p>
          </table:table-cell>
          <table:table-cell table:formula="of:=SQRT(POWER(([.B28]-[.C28]);2))*100" office:value-type="float" office:value="1.60617097000001" calcext:value-type="float">
            <text:p>1,60617097</text:p>
          </table:table-cell>
          <table:table-cell table:formula="of:=[.D28]/[.B28]" office:value-type="float" office:value="2.01614371087091" calcext:value-type="float">
            <text:p>2,0161437108709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555116176" calcext:value-type="float">
            <text:p>0,4555116176</text:p>
          </table:table-cell>
          <table:table-cell table:formula="of:=SQRT(POWER(([.B29]-[.C29]);2))*100" office:value-type="float" office:value="3.12920795" calcext:value-type="float">
            <text:p>3,12920795</text:p>
          </table:table-cell>
          <table:table-cell table:formula="of:=[.D29]/[.B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196729594" calcext:value-type="float">
            <text:p>0,2196729594</text:p>
          </table:table-cell>
          <table:table-cell table:formula="of:=SQRT(POWER(([.B30]-[.C30]);2))*100" office:value-type="float" office:value="5.08470317" calcext:value-type="float">
            <text:p>5,08470317</text:p>
          </table:table-cell>
          <table:table-cell table:formula="of:=[.D30]/[.B30]" office:value-type="float" office:value="18.7960348117873" calcext:value-type="float">
            <text:p>18,79603481178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3991726973" calcext:value-type="float">
            <text:p>0,3991726973</text:p>
          </table:table-cell>
          <table:table-cell table:formula="of:=SQRT(POWER(([.B31]-[.C31]);2))*100" office:value-type="float" office:value="1.2301974" calcext:value-type="float">
            <text:p>1,2301974</text:p>
          </table:table-cell>
          <table:table-cell table:formula="of:=[.D31]/[.B31]" office:value-type="float" office:value="3.17986688035331" calcext:value-type="float">
            <text:p>3,179866880353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1600374034" calcext:value-type="float">
            <text:p>0,1600374034</text:p>
          </table:table-cell>
          <table:table-cell table:formula="of:=SQRT(POWER(([.B32]-[.C32]);2))*100" office:value-type="float" office:value="3.87618885" calcext:value-type="float">
            <text:p>3,87618885</text:p>
          </table:table-cell>
          <table:table-cell table:formula="of:=[.D32]/[.B32]" office:value-type="float" office:value="19.4980012904161" calcext:value-type="float">
            <text:p>19,4980012904161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153525979" calcext:value-type="float">
            <text:p>0,2153525979</text:p>
          </table:table-cell>
          <table:table-cell table:formula="of:=SQRT(POWER(([.B33]-[.C33]);2))*100" office:value-type="float" office:value="1.80926129" calcext:value-type="float">
            <text:p>1,80926129</text:p>
          </table:table-cell>
          <table:table-cell table:formula="of:=[.D33]/[.B33]" office:value-type="float" office:value="9.17196303142779" calcext:value-type="float">
            <text:p>9,1719630314278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720171547" calcext:value-type="float">
            <text:p>0,4720171547</text:p>
          </table:table-cell>
          <table:table-cell table:formula="of:=SQRT(POWER(([.B34]-[.C34]);2))*100" office:value-type="float" office:value="0.21571682" calcext:value-type="float">
            <text:p>0,21571682</text:p>
          </table:table-cell>
          <table:table-cell table:formula="of:=[.D34]/[.B34]" office:value-type="float" office:value="0.459108726424825" calcext:value-type="float">
            <text:p>0,4591087264248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5327034014" calcext:value-type="float">
            <text:p>0,5327034014</text:p>
          </table:table-cell>
          <table:table-cell table:formula="of:=SQRT(POWER(([.B35]-[.C35]);2))*100" office:value-type="float" office:value="3.87571963" calcext:value-type="float">
            <text:p>3,87571963</text:p>
          </table:table-cell>
          <table:table-cell table:formula="of:=[.D35]/[.B35]" office:value-type="float" office:value="7.84644074594187" calcext:value-type="float">
            <text:p>7,8464407459419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172415986" calcext:value-type="float">
            <text:p>0,2172415986</text:p>
          </table:table-cell>
          <table:table-cell table:formula="of:=SQRT(POWER(([.B36]-[.C36]);2))*100" office:value-type="float" office:value="0.13737221" calcext:value-type="float">
            <text:p>0,13737221</text:p>
          </table:table-cell>
          <table:table-cell table:formula="of:=[.D36]/[.B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826851079" calcext:value-type="float">
            <text:p>0,9826851079</text:p>
          </table:table-cell>
          <table:table-cell table:formula="of:=SQRT(POWER(([.B37]-[.C37]);2))*100" office:value-type="float" office:value="1.52497652" calcext:value-type="float">
            <text:p>1,52497652</text:p>
          </table:table-cell>
          <table:table-cell table:formula="of:=[.D37]/[.B37]" office:value-type="float" office:value="1.52813230713422" calcext:value-type="float">
            <text:p>1,5281323071342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9530515405" calcext:value-type="float">
            <text:p>0,9530515405</text:p>
          </table:table-cell>
          <table:table-cell table:formula="of:=SQRT(POWER(([.B38]-[.C38]);2))*100" office:value-type="float" office:value="3.89068176999999" calcext:value-type="float">
            <text:p>3,89068177</text:p>
          </table:table-cell>
          <table:table-cell table:formula="of:=[.D38]/[.B38]" office:value-type="float" office:value="3.92222288147256" calcext:value-type="float">
            <text:p>3,9222228814726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87483696" calcext:value-type="float">
            <text:p>0,787483696</text:p>
          </table:table-cell>
          <table:table-cell table:formula="of:=SQRT(POWER(([.B39]-[.C39]);2))*100" office:value-type="float" office:value="1.41291895" calcext:value-type="float">
            <text:p>1,41291895</text:p>
          </table:table-cell>
          <table:table-cell table:formula="of:=[.D39]/[.B39]" office:value-type="float" office:value="1.76259510738615" calcext:value-type="float">
            <text:p>1,7625951073862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910053975" calcext:value-type="float">
            <text:p>0,7910053975</text:p>
          </table:table-cell>
          <table:table-cell table:formula="of:=SQRT(POWER(([.B40]-[.C40]);2))*100" office:value-type="float" office:value="0.0265351299999939" calcext:value-type="float">
            <text:p>0,02653513</text:p>
          </table:table-cell>
          <table:table-cell table:formula="of:=[.D40]/[.B40]" office:value-type="float" office:value="0.033557336734761" calcext:value-type="float">
            <text:p>0,0335573367348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440608302" calcext:value-type="float">
            <text:p>0,8440608302</text:p>
          </table:table-cell>
          <table:table-cell table:formula="of:=SQRT(POWER(([.B41]-[.C41]);2))*100" office:value-type="float" office:value="0.603102379999998" calcext:value-type="float">
            <text:p>0,60310238</text:p>
          </table:table-cell>
          <table:table-cell table:formula="of:=[.D41]/[.B41]" office:value-type="float" office:value="0.719666980093225" calcext:value-type="float">
            <text:p>0,7196669800932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914716192" calcext:value-type="float">
            <text:p>0,9914716192</text:p>
          </table:table-cell>
          <table:table-cell table:formula="of:=SQRT(POWER(([.B42]-[.C42]);2))*100" office:value-type="float" office:value="0.313483069999998" calcext:value-type="float">
            <text:p>0,31348307</text:p>
          </table:table-cell>
          <table:table-cell table:formula="of:=[.D42]/[.B42]" office:value-type="float" office:value="0.317182435833206" calcext:value-type="float">
            <text:p>0,3171824358332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1.024648732" calcext:value-type="float">
            <text:p>1,024648732</text:p>
          </table:table-cell>
          <table:table-cell table:formula="of:=SQRT(POWER(([.B43]-[.C43]);2))*100" office:value-type="float" office:value="3.87692847" calcext:value-type="float">
            <text:p>3,87692847</text:p>
          </table:table-cell>
          <table:table-cell table:formula="of:=[.D43]/[.B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154147513" calcext:value-type="float">
            <text:p>0,8154147513</text:p>
          </table:table-cell>
          <table:table-cell table:formula="of:=SQRT(POWER(([.B44]-[.C44]);2))*100" office:value-type="float" office:value="4.38104655999999" calcext:value-type="float">
            <text:p>4,38104656</text:p>
          </table:table-cell>
          <table:table-cell table:formula="of:=[.D44]/[.B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659447007" calcext:value-type="float">
            <text:p>0,9659447007</text:p>
          </table:table-cell>
          <table:table-cell table:formula="of:=SQRT(POWER(([.B45]-[.C45]);2))*100" office:value-type="float" office:value="1.44733342" calcext:value-type="float">
            <text:p>1,44733342</text:p>
          </table:table-cell>
          <table:table-cell table:formula="of:=[.D45]/[.B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521373958" calcext:value-type="float">
            <text:p>0,6521373958</text:p>
          </table:table-cell>
          <table:table-cell table:formula="of:=SQRT(POWER(([.B46]-[.C46]);2))*100" office:value-type="float" office:value="22.71947291" calcext:value-type="float">
            <text:p>22,71947291</text:p>
          </table:table-cell>
          <table:table-cell table:formula="of:=[.D46]/[.B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409352" calcext:value-type="float">
            <text:p>0,6409352</text:p>
          </table:table-cell>
          <table:table-cell table:formula="of:=SQRT(POWER(([.B47]-[.C47]);2))*100" office:value-type="float" office:value="4.29218343000001" calcext:value-type="float">
            <text:p>4,29218343</text:p>
          </table:table-cell>
          <table:table-cell table:formula="of:=[.D47]/[.B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80660965" calcext:value-type="float">
            <text:p>0,7980660965</text:p>
          </table:table-cell>
          <table:table-cell table:formula="of:=SQRT(POWER(([.B48]-[.C48]);2))*100" office:value-type="float" office:value="0.385171360000003" calcext:value-type="float">
            <text:p>0,38517136</text:p>
          </table:table-cell>
          <table:table-cell table:formula="of:=[.D48]/[.B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69245218" calcext:value-type="float">
            <text:p>0,9869245218</text:p>
          </table:table-cell>
          <table:table-cell table:formula="of:=SQRT(POWER(([.B49]-[.C49]);2))*100" office:value-type="float" office:value="0.493384910000005" calcext:value-type="float">
            <text:p>0,49338491</text:p>
          </table:table-cell>
          <table:table-cell table:formula="of:=[.D49]/[.B49]" office:value-type="float" office:value="0.497434839968446" calcext:value-type="float">
            <text:p>0,4974348399684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191716309" calcext:value-type="float">
            <text:p>0,8191716309</text:p>
          </table:table-cell>
          <table:table-cell table:formula="of:=SQRT(POWER(([.B50]-[.C50]);2))*100" office:value-type="float" office:value="5.47592218" calcext:value-type="float">
            <text:p>5,47592218</text:p>
          </table:table-cell>
          <table:table-cell table:formula="of:=[.D50]/[.B50]" office:value-type="float" office:value="6.26585291397163" calcext:value-type="float">
            <text:p>6,2658529139716</text:p>
          </table:table-cell>
        </table:table-row>
      </table:table>
      <table:table table:name="polinomial error" table:style-name="ta8">
        <office:forms form:automatic-focus="false" form:apply-design-mode="false"/>
        <table:shapes>
          <draw:frame draw:z-index="0" draw:style-name="gr2" draw:text-style-name="P1" svg:width="159.97mm" svg:height="89.93mm" svg:x="141.8mm" svg:y="101.36mm">
            <loext:p draw:notify-on-update-of-ranges="'polinomial error'.A22:'polinomial error'.A22 'polinomial error'.A23:'polinomial error'.A29 'polinomial error'.B22:'polinomial error'.B22 'polinomial error'.B23:'polinomial error'.B29 'polinomial error'.C22:'polinomial error'.C22 'polinomial error'.C23:'polinomial error'.C29 'polinomial error'.D22:'polinomial error'.D22 'polinomial error'.D23:'polinomial error'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a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Crypt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dd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rep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Gzip</text:p>
          </table:table-cell>
          <table:covered-table-cell table:style-name="ce5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  <table:table-cell table:style-name="ce27" office:value-type="string" calcext:value-type="string" table:number-columns-spanned="2" table:number-rows-spanned="1">
            <text:p>erro</text:p>
          </table:table-cell>
          <table:covered-table-cell table:style-name="ce5"/>
        </table:table-row>
        <table:table-row table:style-name="ro9">
          <table:table-cell office:value-type="string" calcext:value-type="string">
            <text:p>Bzip2 @bzip2</text:p>
          </table:table-cell>
          <table:table-cell table:style-name="ce5" table:formula="of:=['polinomial regression'.E2]" office:value-type="float" office:value="0.684702308387109" calcext:value-type="float">
            <text:p>0,6847023083871</text:p>
          </table:table-cell>
          <table:table-cell table:style-name="ce3" office:value-type="string" calcext:value-type="string">
            <text:p>Cat@bzip2</text:p>
          </table:table-cell>
          <table:table-cell table:style-name="ce5"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p@bzip2</text:p>
          </table:table-cell>
          <table:table-cell table:style-name="ce5"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rypt @bzip2</text:p>
          </table:table-cell>
          <table:table-cell table:style-name="ce5"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dd@bzip2</text:p>
          </table:table-cell>
          <table:table-cell table:style-name="ce5"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Grep@bzip2</text:p>
          </table:table-cell>
          <table:table-cell table:style-name="ce5"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zip@bzip2</text:p>
          </table:table-cell>
          <table:table-cell table:style-name="ce5" table:formula="of:=['polinomial regression'.E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Cat @ crypt</text:p>
          </table:table-cell>
          <table:table-cell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rypt @crypt</text:p>
          </table:table-cell>
          <table:table-cell table:style-name="ce4" table:formula="of:=['polinomial regression'.E10]" office:value-type="float" office:value="1.56070094922997" calcext:value-type="float">
            <text:p>1,56070094923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Cat @ cat</text:p>
          </table:table-cell>
          <table:table-cell table:formula="of:=['polinomial regression'.E18]" office:value-type="float" office:value="7.20163821502665" calcext:value-type="float">
            <text:p>7,2016382150267</text:p>
          </table:table-cell>
          <table:table-cell table:style-name="ce3" office:value-type="string" calcext:value-type="string">
            <text:p>cp @ cat</text:p>
          </table:table-cell>
          <table:table-cell table:style-name="ce4"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rypt @ cat</text:p>
          </table:table-cell>
          <table:table-cell table:style-name="ce4"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dd @ cat</text:p>
          </table:table-cell>
          <table:table-cell table:style-name="ce4"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Grep @ cat</text:p>
          </table:table-cell>
          <table:table-cell table:style-name="ce4"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zip @ cat</text:p>
          </table:table-cell>
          <table:table-cell table:style-name="ce4" table:formula="of:=['polinomial regression'.E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Cat @ cp</text:p>
          </table:table-cell>
          <table:table-cell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p</text:p>
          </table:table-cell>
          <table:table-cell table:style-name="ce4" table:formula="of:=['polinomial regression'.E26]" office:value-type="float" office:value="1.08253997985468" calcext:value-type="float">
            <text:p>1,0825399798547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Cat@ dd</text:p>
          </table:table-cell>
          <table:table-cell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dd <text:s/>@ dd</text:p>
          </table:table-cell>
          <table:table-cell table:style-name="ce4" table:formula="of:=['polinomial regression'.E34]" office:value-type="float" office:value="0.459108726424825" calcext:value-type="float">
            <text:p>0,4591087264248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Cat@ grep</text:p>
          </table:table-cell>
          <table:table-cell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1]" office:value-type="float" office:value="0.719666980093225" calcext:value-type="float">
            <text:p>0,7196669800932</text:p>
          </table:table-cell>
          <table:table-cell table:style-name="ce3" office:value-type="string" calcext:value-type="string">
            <text:p>Grep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table:formula="of:=['polinomial regression'.E44]" office:value-type="float" office:value="5.0988337793511" calcext:value-type="float">
            <text:p>5,0988337793511</text:p>
          </table:table-cell>
          <table:table-cell table:style-name="ce3" office:value-type="string" calcext:value-type="string">
            <text:p>Cat@gzip</text:p>
          </table:table-cell>
          <table:table-cell table:formula="of:=['polinomial regression'.E46]" office:value-type="float" office:value="53.4647958192427" calcext:value-type="float">
            <text:p>53,4647958192427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  <table:table-cell table:style-name="ce3" office:value-type="string" calcext:value-type="string">
            <text:p>Gzip @ gzip</text:p>
          </table:table-cell>
          <table:table-cell table:style-name="ce4" table:formula="of:=['polinomial regression'.E50]" office:value-type="float" office:value="6.26585291397163" calcext:value-type="float">
            <text:p>6,2658529139716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table:formula="of:=['polinomial regression'.E3]" office:value-type="float" office:value="2.70157553182037" calcext:value-type="float">
            <text:p>2,7015755318204</text:p>
          </table:table-cell>
          <table:table-cell table:style-name="ce3" office:value-type="string" calcext:value-type="string">
            <text:p>Bzip2 @ cat</text:p>
          </table:table-cell>
          <table:table-cell table:formula="of:=['polinomial regression'.E16]" office:value-type="float" office:value="2.53326818202238" calcext:value-type="float">
            <text:p>2,5332681820224</text:p>
          </table:table-cell>
          <table:table-cell table:style-name="ce3" office:value-type="string" calcext:value-type="string">
            <text:p>Bzip2 @ cp</text:p>
          </table:table-cell>
          <table:table-cell table:style-name="ce4" table:formula="of:=['polinomial regression'.E23]" office:value-type="float" office:value="0.281339355670923" calcext:value-type="float">
            <text:p>0,2813393556709</text:p>
          </table:table-cell>
          <table:table-cell table:style-name="ce3" office:value-type="string" calcext:value-type="string">
            <text:p>Bzip2 @crypt</text:p>
          </table:table-cell>
          <table:table-cell table:style-name="ce4" table:formula="of:=['polinomial regression'.E9]" office:value-type="float" office:value="2.93045022853536" calcext:value-type="float">
            <text:p>2,9304502285354</text:p>
          </table:table-cell>
          <table:table-cell table:style-name="ce3" office:value-type="string" calcext:value-type="string">
            <text:p>Bzip2 @ dd</text:p>
          </table:table-cell>
          <table:table-cell table:style-name="ce4" table:formula="of:=['polinomial regression'.E30]" office:value-type="float" office:value="18.7960348117873" calcext:value-type="float">
            <text:p>18,7960348117873</text:p>
          </table:table-cell>
          <table:table-cell table:style-name="ce3" office:value-type="string" calcext:value-type="string">
            <text:p>Bzip2 @ grep</text:p>
          </table:table-cell>
          <table:table-cell table:style-name="ce4" table:formula="of:=['polinomial regression'.E37]" office:value-type="float" office:value="1.52813230713422" calcext:value-type="float">
            <text:p>1,5281323071342</text:p>
          </table:table-cell>
          <table:table-cell table:style-name="ce3" office:value-type="string" calcext:value-type="string">
            <text:p>Bzip2 @gzip</text:p>
          </table:table-cell>
          <table:table-cell table:style-name="ce4" table:formula="of:=['polinomial regression'.E44]" office:value-type="float" office:value="5.09883377935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table:formula="of:=['polinomial regression'.E4]" office:value-type="float" office:value="4.43215261914028" calcext:value-type="float">
            <text:p>4,4321526191403</text:p>
          </table:table-cell>
          <table:table-cell table:style-name="ce3" office:value-type="string" calcext:value-type="string">
            <text:p>Crypt @ cat</text:p>
          </table:table-cell>
          <table:table-cell table:formula="of:=['polinomial regression'.E17]" office:value-type="float" office:value="0.129318989269209" calcext:value-type="float">
            <text:p>0,1293189892692</text:p>
          </table:table-cell>
          <table:table-cell table:style-name="ce3" office:value-type="string" calcext:value-type="string">
            <text:p>Crypt @ cp</text:p>
          </table:table-cell>
          <table:table-cell table:style-name="ce4" table:formula="of:=['polinomial regression'.E24]" office:value-type="float" office:value="7.98805654973897" calcext:value-type="float">
            <text:p>7,988056549739</text:p>
          </table:table-cell>
          <table:table-cell table:style-name="ce3" office:value-type="string" calcext:value-type="string">
            <text:p>Cat @ crypt</text:p>
          </table:table-cell>
          <table:table-cell table:style-name="ce4" table:formula="of:=['polinomial regression'.E11]" office:value-type="float" office:value="10.217212529817" calcext:value-type="float">
            <text:p>10,217212529817</text:p>
          </table:table-cell>
          <table:table-cell table:style-name="ce3" office:value-type="string" calcext:value-type="string">
            <text:p>Crypt @ dd</text:p>
          </table:table-cell>
          <table:table-cell table:style-name="ce4" table:formula="of:=['polinomial regression'.E31]" office:value-type="float" office:value="3.17986688035331" calcext:value-type="float">
            <text:p>3,1798668803533</text:p>
          </table:table-cell>
          <table:table-cell table:style-name="ce3" office:value-type="string" calcext:value-type="string">
            <text:p>Crypt@ grep</text:p>
          </table:table-cell>
          <table:table-cell table:style-name="ce4" table:formula="of:=['polinomial regression'.E38]" office:value-type="float" office:value="3.92222288147256" calcext:value-type="float">
            <text:p>3,9222228814726</text:p>
          </table:table-cell>
          <table:table-cell table:style-name="ce3" office:value-type="string" calcext:value-type="string">
            <text:p>Crypt@gzip</text:p>
          </table:table-cell>
          <table:table-cell table:style-name="ce4" table:formula="of:=['polinomial regression'.E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table:formula="of:=['polinomial regression'.E5]" office:value-type="float" office:value="4.7850035906927" calcext:value-type="float">
            <text:p>4,7850035906927</text:p>
          </table:table-cell>
          <table:table-cell table:style-name="ce3" office:value-type="string" calcext:value-type="string">
            <text:p>cp @ cat</text:p>
          </table:table-cell>
          <table:table-cell table:formula="of:=['polinomial regression'.E19]" office:value-type="float" office:value="6.18067337446704" calcext:value-type="float">
            <text:p>6,180673374467</text:p>
          </table:table-cell>
          <table:table-cell table:style-name="ce3" office:value-type="string" calcext:value-type="string">
            <text:p>Cat @ cp</text:p>
          </table:table-cell>
          <table:table-cell table:style-name="ce4" table:formula="of:=['polinomial regression'.E25]" office:value-type="float" office:value="3.18594219957413" calcext:value-type="float">
            <text:p>3,1859421995741</text:p>
          </table:table-cell>
          <table:table-cell table:style-name="ce3" office:value-type="string" calcext:value-type="string">
            <text:p>cp @ crypt</text:p>
          </table:table-cell>
          <table:table-cell table:style-name="ce4" table:formula="of:=['polinomial regression'.E12]" office:value-type="float" office:value="8.34923671445487" calcext:value-type="float">
            <text:p>8,3492367144549</text:p>
          </table:table-cell>
          <table:table-cell table:style-name="ce3" office:value-type="string" calcext:value-type="string">
            <text:p>Cat@ dd</text:p>
          </table:table-cell>
          <table:table-cell table:style-name="ce4" table:formula="of:=['polinomial regression'.E32]" office:value-type="float" office:value="19.4980012904161" calcext:value-type="float">
            <text:p>19,4980012904161</text:p>
          </table:table-cell>
          <table:table-cell table:style-name="ce3" office:value-type="string" calcext:value-type="string">
            <text:p>Cat@ grep</text:p>
          </table:table-cell>
          <table:table-cell table:style-name="ce4" table:formula="of:=['polinomial regression'.E39]" office:value-type="float" office:value="1.76259510738615" calcext:value-type="float">
            <text:p>1,7625951073862</text:p>
          </table:table-cell>
          <table:table-cell table:style-name="ce3" office:value-type="string" calcext:value-type="string">
            <text:p>Cat@gzip</text:p>
          </table:table-cell>
          <table:table-cell table:style-name="ce4" table:formula="of:=['polinomial regression'.E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table:formula="of:=['polinomial regression'.E6]" office:value-type="float" office:value="2.13801366450512" calcext:value-type="float">
            <text:p>2,1380136645051</text:p>
          </table:table-cell>
          <table:table-cell table:style-name="ce3" office:value-type="string" calcext:value-type="string">
            <text:p>dd @ cat</text:p>
          </table:table-cell>
          <table:table-cell table:formula="of:=['polinomial regression'.E20]" office:value-type="float" office:value="4.16195883517813" calcext:value-type="float">
            <text:p>4,1619588351781</text:p>
          </table:table-cell>
          <table:table-cell table:style-name="ce3" office:value-type="string" calcext:value-type="string">
            <text:p>dd @ cp</text:p>
          </table:table-cell>
          <table:table-cell table:style-name="ce4" table:formula="of:=['polinomial regression'.E27]" office:value-type="float" office:value="1.59308425919507" calcext:value-type="float">
            <text:p>1,5930842591951</text:p>
          </table:table-cell>
          <table:table-cell table:style-name="ce3" office:value-type="string" calcext:value-type="string">
            <text:p>dd @ crypt</text:p>
          </table:table-cell>
          <table:table-cell table:style-name="ce4" table:formula="of:=['polinomial regression'.E13]" office:value-type="float" office:value="4.54787649581237" calcext:value-type="float">
            <text:p>4,5478764958124</text:p>
          </table:table-cell>
          <table:table-cell table:style-name="ce3" office:value-type="string" calcext:value-type="string">
            <text:p>cp @ dd</text:p>
          </table:table-cell>
          <table:table-cell table:style-name="ce4" table:formula="of:=['polinomial regression'.E33]" office:value-type="float" office:value="9.17196303142779" calcext:value-type="float">
            <text:p>9,1719630314278</text:p>
          </table:table-cell>
          <table:table-cell table:style-name="ce3" office:value-type="string" calcext:value-type="string">
            <text:p>cp@ grep</text:p>
          </table:table-cell>
          <table:table-cell table:style-name="ce4" table:formula="of:=['polinomial regression'.E40]" office:value-type="float" office:value="0.033557336734761" calcext:value-type="float">
            <text:p>0,0335573367348</text:p>
          </table:table-cell>
          <table:table-cell table:style-name="ce3" office:value-type="string" calcext:value-type="string">
            <text:p>cp@gzip</text:p>
          </table:table-cell>
          <table:table-cell table:style-name="ce4" table:formula="of:=['polinomial regression'.E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table:formula="of:=['polinomial regression'.E7]" office:value-type="float" office:value="0.792233765854351" calcext:value-type="float">
            <text:p>0,7922337658544</text:p>
          </table:table-cell>
          <table:table-cell table:style-name="ce3" office:value-type="string" calcext:value-type="string">
            <text:p>Grep @ cat</text:p>
          </table:table-cell>
          <table:table-cell table:formula="of:=['polinomial regression'.E21]" office:value-type="float" office:value="0.922618386357164" calcext:value-type="float">
            <text:p>0,9226183863572</text:p>
          </table:table-cell>
          <table:table-cell table:style-name="ce3" office:value-type="string" calcext:value-type="string">
            <text:p>Grep @ cp</text:p>
          </table:table-cell>
          <table:table-cell table:style-name="ce4" table:formula="of:=['polinomial regression'.E28]" office:value-type="float" office:value="2.01614371087091" calcext:value-type="float">
            <text:p>2,0161437108709</text:p>
          </table:table-cell>
          <table:table-cell table:style-name="ce3" office:value-type="string" calcext:value-type="string">
            <text:p>Grep @ crypt</text:p>
          </table:table-cell>
          <table:table-cell table:style-name="ce4" table:formula="of:=['polinomial regression'.E14]" office:value-type="float" office:value="0.570609061138917" calcext:value-type="float">
            <text:p>0,5706090611389</text:p>
          </table:table-cell>
          <table:table-cell table:style-name="ce3" office:value-type="string" calcext:value-type="string">
            <text:p>Grep @ dd</text:p>
          </table:table-cell>
          <table:table-cell table:style-name="ce4" table:formula="of:=['polinomial regression'.E35]" office:value-type="float" office:value="7.84644074594187" calcext:value-type="float">
            <text:p>7,8464407459419</text:p>
          </table:table-cell>
          <table:table-cell table:style-name="ce3" office:value-type="string" calcext:value-type="string">
            <text:p>dd @ grep</text:p>
          </table:table-cell>
          <table:table-cell table:style-name="ce4" table:formula="of:=['polinomial regression'.E42]" office:value-type="float" office:value="0.317182435833206" calcext:value-type="float">
            <text:p>0,3171824358332</text:p>
          </table:table-cell>
          <table:table-cell table:style-name="ce3" office:value-type="string" calcext:value-type="string">
            <text:p>dd @ gzip</text:p>
          </table:table-cell>
          <table:table-cell table:style-name="ce4" table:formula="of:=['polinomial regression'.E48]" office:value-type="float" office:value="0.480312764162167" calcext:value-type="float">
            <text:p>0,4803127641622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table:formula="of:=['polinomial regression'.E8]" office:value-type="float" office:value="1.1395263675675" calcext:value-type="float">
            <text:p>1,1395263675675</text:p>
          </table:table-cell>
          <table:table-cell table:style-name="ce3" office:value-type="string" calcext:value-type="string">
            <text:p>Gzip @ cat</text:p>
          </table:table-cell>
          <table:table-cell table:formula="of:=['polinomial regression'.E22]" office:value-type="float" office:value="7.79972038838321" calcext:value-type="float">
            <text:p>7,7997203883832</text:p>
          </table:table-cell>
          <table:table-cell table:style-name="ce3" office:value-type="string" calcext:value-type="string">
            <text:p>Gzip @ cp</text:p>
          </table:table-cell>
          <table:table-cell table:style-name="ce4" table:formula="of:=['polinomial regression'.E29]" office:value-type="float" office:value="7.3763880938043" calcext:value-type="float">
            <text:p>7,3763880938043</text:p>
          </table:table-cell>
          <table:table-cell table:style-name="ce3" office:value-type="string" calcext:value-type="string">
            <text:p>Gzip @ crypt</text:p>
          </table:table-cell>
          <table:table-cell table:style-name="ce4" table:formula="of:=['polinomial regression'.E15]" office:value-type="float" office:value="0.707585978699609" calcext:value-type="float">
            <text:p>0,7075859786996</text:p>
          </table:table-cell>
          <table:table-cell table:style-name="ce3" office:value-type="string" calcext:value-type="string">
            <text:p>Gzip@ dd</text:p>
          </table:table-cell>
          <table:table-cell table:style-name="ce4" table:formula="of:=['polinomial regression'.E36]" office:value-type="float" office:value="0.628374121082357" calcext:value-type="float">
            <text:p>0,6283741210824</text:p>
          </table:table-cell>
          <table:table-cell table:style-name="ce3" office:value-type="string" calcext:value-type="string">
            <text:p>Gzip@ grep</text:p>
          </table:table-cell>
          <table:table-cell table:style-name="ce4" table:formula="of:=['polinomial regression'.E43]" office:value-type="float" office:value="3.93245693539675" calcext:value-type="float">
            <text:p>3,9324569353968</text:p>
          </table:table-cell>
          <table:table-cell table:style-name="ce3" office:value-type="string" calcext:value-type="string">
            <text:p>Grep @ gzip</text:p>
          </table:table-cell>
          <table:table-cell table:style-name="ce4" table:formula="of:=['polinomial regression'.E49]" office:value-type="float" office:value="0.497434839968446" calcext:value-type="float">
            <text:p>0,497434839968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3:.B15])" office:value-type="float" office:value="3.68009742403606" calcext:value-type="float">
            <text:p>3,6800974240361</text:p>
          </table:table-cell>
          <table:table-cell table:style-name="ce3"/>
          <table:table-cell table:formula="of:=AVERAGE([.D3:.D15])" office:value-type="float" office:value="9.34537661048309" calcext:value-type="float">
            <text:p>9,3453766104831</text:p>
          </table:table-cell>
          <table:table-cell table:style-name="ce5"/>
          <table:table-cell table:style-name="ce4" table:formula="of:=AVERAGE([.F3:.F15])" office:value-type="float" office:value="4.48618169491156" calcext:value-type="float">
            <text:p>4,4861816949116</text:p>
          </table:table-cell>
          <table:table-cell table:style-name="ce5"/>
          <table:table-cell table:style-name="ce4" table:formula="of:=AVERAGE([.H3:.H15])" office:value-type="float" office:value="3.7173742831919" calcext:value-type="float">
            <text:p>3,7173742831919</text:p>
          </table:table-cell>
          <table:table-cell table:style-name="ce5"/>
          <table:table-cell table:style-name="ce4" table:formula="of:=AVERAGE([.J3:.J15])" office:value-type="float" office:value="5.63236173895228" calcext:value-type="float">
            <text:p>5,6323617389523</text:p>
          </table:table-cell>
          <table:table-cell table:style-name="ce5"/>
          <table:table-cell table:style-name="ce4" table:formula="of:=AVERAGE([.L3:.L15])" office:value-type="float" office:value="1.88144691922481" calcext:value-type="float">
            <text:p>1,8814469192248</text:p>
          </table:table-cell>
          <table:table-cell table:style-name="ce5"/>
          <table:table-cell table:style-name="ce4" table:formula="of:=AVERAGE([.N3:.N15])" office:value-type="float" office:value="7.3222206715497" calcext:value-type="float">
            <text:p>7,3222206715497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table:formula="of:=MAX([.B3:.B15])" office:value-type="float" office:value="18.7960348117873" calcext:value-type="float">
            <text:p>18,7960348117873</text:p>
          </table:table-cell>
          <table:table-cell table:style-name="ce3"/>
          <table:table-cell table:formula="of:=MAX([.D3:.D15])" office:value-type="float" office:value="53.4647958192427" calcext:value-type="float">
            <text:p>53,4647958192427</text:p>
          </table:table-cell>
          <table:table-cell table:style-name="ce5"/>
          <table:table-cell table:style-name="ce4" table:formula="of:=MAX([.F3:.F15])" office:value-type="float" office:value="9.17196303142779" calcext:value-type="float">
            <text:p>9,1719630314278</text:p>
          </table:table-cell>
          <table:table-cell table:style-name="ce5"/>
          <table:table-cell table:style-name="ce4" table:formula="of:=MAX([.H3:.H15])" office:value-type="float" office:value="10.217212529817" calcext:value-type="float">
            <text:p>10,217212529817</text:p>
          </table:table-cell>
          <table:table-cell table:style-name="ce5"/>
          <table:table-cell table:style-name="ce4" table:formula="of:=MAX([.J3:.J15])" office:value-type="float" office:value="19.4980012904161" calcext:value-type="float">
            <text:p>19,4980012904161</text:p>
          </table:table-cell>
          <table:table-cell table:style-name="ce5"/>
          <table:table-cell table:style-name="ce4" table:formula="of:=MAX([.L3:.L15])" office:value-type="float" office:value="7.84644074594187" calcext:value-type="float">
            <text:p>7,8464407459419</text:p>
          </table:table-cell>
          <table:table-cell table:style-name="ce5"/>
          <table:table-cell table:style-name="ce4" table:formula="of:=MAX([.N3:.N15])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Mediana</text:p>
          </table:table-cell>
          <table:table-cell table:style-name="ce26" table:formula="of:=MEDIAN([.B3:.B15])" office:value-type="float" office:value="2.53326818202238" calcext:value-type="float">
            <text:p>2,5332681820224</text:p>
          </table:table-cell>
          <table:table-cell table:style-name="ce3"/>
          <table:table-cell table:style-name="ce26" table:formula="of:=MEDIAN([.D3:.D15])" office:value-type="float" office:value="4.43215261914028" calcext:value-type="float">
            <text:p>4,4321526191403</text:p>
          </table:table-cell>
          <table:table-cell table:style-name="ce5"/>
          <table:table-cell table:style-name="ce26" table:formula="of:=MEDIAN([.F3:.F15])" office:value-type="float" office:value="4.7850035906927" calcext:value-type="float">
            <text:p>4,7850035906927</text:p>
          </table:table-cell>
          <table:table-cell table:style-name="ce5"/>
          <table:table-cell table:style-name="ce26" table:formula="of:=MEDIAN([.H3:.H15])" office:value-type="float" office:value="2.93045022853536" calcext:value-type="float">
            <text:p>2,9304502285354</text:p>
          </table:table-cell>
          <table:table-cell table:style-name="ce5"/>
          <table:table-cell table:style-name="ce26" table:formula="of:=MEDIAN([.J3:.J15])" office:value-type="float" office:value="3.17986688035331" calcext:value-type="float">
            <text:p>3,1798668803533</text:p>
          </table:table-cell>
          <table:table-cell table:style-name="ce5"/>
          <table:table-cell table:style-name="ce26" table:formula="of:=MEDIAN([.L3:.L15])" office:value-type="float" office:value="0.922618386357164" calcext:value-type="float">
            <text:p>0,9226183863572</text:p>
          </table:table-cell>
          <table:table-cell table:style-name="ce5"/>
          <table:table-cell table:style-name="ce26" table:formula="of:=MEDIAN([.N3:.N15])" office:value-type="float" office:value="3.93245693539675" calcext:value-type="float">
            <text:p>3,9324569353968</text:p>
          </table:table-cell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5" table:number-columns-repeated="1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office:value-type="string" calcext:value-type="string">
            <text:p><text:s/>Mediana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Bzip</text:p>
          </table:table-cell>
          <table:table-cell table:formula="of:=[.B17]" office:value-type="float" office:value="3.68009742403606" calcext:value-type="float">
            <text:p>3,6800974240361</text:p>
          </table:table-cell>
          <table:table-cell table:style-name="ce4" table:formula="of:=[.B18]" office:value-type="float" office:value="18.7960348117873" calcext:value-type="float">
            <text:p>18,7960348117873</text:p>
          </table:table-cell>
          <table:table-cell table:formula="of:=[.B19]" office:value-type="float" office:value="2.53326818202238" calcext:value-type="float">
            <text:p>2,533268182022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table:formula="of:=[.D17]" office:value-type="float" office:value="9.34537661048309" calcext:value-type="float">
            <text:p>9,3453766104831</text:p>
          </table:table-cell>
          <table:table-cell table:style-name="ce4" table:formula="of:=[.D18]" office:value-type="float" office:value="53.4647958192427" calcext:value-type="float">
            <text:p>53,4647958192427</text:p>
          </table:table-cell>
          <table:table-cell table:formula="of:=[.D19]" office:value-type="float" office:value="4.43215261914028" calcext:value-type="float">
            <text:p>4,432152619140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p</text:p>
          </table:table-cell>
          <table:table-cell table:formula="of:=[.F17]" office:value-type="float" office:value="4.48618169491156" calcext:value-type="float">
            <text:p>4,4861816949116</text:p>
          </table:table-cell>
          <table:table-cell table:style-name="ce4" table:formula="of:=[.F18]" office:value-type="float" office:value="9.17196303142779" calcext:value-type="float">
            <text:p>9,1719630314278</text:p>
          </table:table-cell>
          <table:table-cell table:formula="of:=[.F19]" office:value-type="float" office:value="4.7850035906927" calcext:value-type="float">
            <text:p>4,7850035906927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crypt</text:p>
          </table:table-cell>
          <table:table-cell table:formula="of:=[.H17]" office:value-type="float" office:value="3.7173742831919" calcext:value-type="float">
            <text:p>3,7173742831919</text:p>
          </table:table-cell>
          <table:table-cell table:style-name="ce4" table:formula="of:=[.H18]" office:value-type="float" office:value="10.217212529817" calcext:value-type="float">
            <text:p>10,217212529817</text:p>
          </table:table-cell>
          <table:table-cell table:formula="of:=[.H19]" office:value-type="float" office:value="2.93045022853536" calcext:value-type="float">
            <text:p>2,9304502285354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dd</text:p>
          </table:table-cell>
          <table:table-cell table:formula="of:=[.J17]" office:value-type="float" office:value="5.63236173895228" calcext:value-type="float">
            <text:p>5,6323617389523</text:p>
          </table:table-cell>
          <table:table-cell table:style-name="ce4" table:formula="of:=[.J18]" office:value-type="float" office:value="19.4980012904161" calcext:value-type="float">
            <text:p>19,4980012904161</text:p>
          </table:table-cell>
          <table:table-cell table:formula="of:=[.J19]" office:value-type="float" office:value="3.17986688035331" calcext:value-type="float">
            <text:p>3,1798668803533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rep</text:p>
          </table:table-cell>
          <table:table-cell table:formula="of:=[.L17]" office:value-type="float" office:value="1.88144691922481" calcext:value-type="float">
            <text:p>1,8814469192248</text:p>
          </table:table-cell>
          <table:table-cell table:style-name="ce4" table:formula="of:=[.L18]" office:value-type="float" office:value="7.84644074594187" calcext:value-type="float">
            <text:p>7,8464407459419</text:p>
          </table:table-cell>
          <table:table-cell table:formula="of:=[.L19]" office:value-type="float" office:value="0.922618386357164" calcext:value-type="float">
            <text:p>0,9226183863572</text:p>
          </table:table-cell>
          <table:table-cell table:style-name="ce5" table:number-columns-repeated="10"/>
        </table:table-row>
        <table:table-row table:style-name="ro1">
          <table:table-cell office:value-type="string" calcext:value-type="string">
            <text:p>gzip</text:p>
          </table:table-cell>
          <table:table-cell table:formula="of:=[.N17]" office:value-type="float" office:value="7.3222206715497" calcext:value-type="float">
            <text:p>7,3222206715497</text:p>
          </table:table-cell>
          <table:table-cell table:style-name="ce4" table:formula="of:=[.N18]" office:value-type="float" office:value="53.4647958192427" calcext:value-type="float">
            <text:p>53,4647958192427</text:p>
          </table:table-cell>
          <table:table-cell table:formula="of:=[.N19]" office:value-type="float" office:value="3.93245693539675" calcext:value-type="float">
            <text:p>3,9324569353968</text:p>
          </table:table-cell>
          <table:table-cell table:style-name="ce5" table:number-columns-repeated="10"/>
        </table:table-row>
        <table:table-row table:style-name="ro1" table:number-rows-repeated="20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Sans" svg:font-family="Sans"/>
    <style:font-face style:name="Sans1" svg:font-family="Sans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1:32:03.993714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Ponderada" style:display-name="Média Ponderad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Erro" style:display-name="Média Erro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near_20_regression" style:display-name="Linear regress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1:46:12.692405937</dc:date>
    <meta:creation-date>2016-08-18T19:06:59Z</meta:creation-date>
    <meta:editing-cycles>28</meta:editing-cycles>
    <meta:editing-duration>P3DT21H49M2S</meta:editing-duration>
    <meta:generator>LibreOffice/5.2.0.4$Linux_X86_64 LibreOffice_project/066b007f5ebcc236395c7d282ba488bca6720265</meta:generator>
    <meta:document-statistic meta:table-count="9" meta:cell-count="2674" meta:object-count="11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6cm" svg:height="7.883cm" xlink:href=".." xlink:type="simple" chart:class="chart:bar" chart:style-name="ch1">
        <chart:title svg:x="6.959cm" svg:y="0.33cm" chart:style-name="ch2">
          <text:p>F @ Bzip</text:p>
        </chart:title>
        <chart:legend chart:legend-position="end" svg:x="11.022cm" svg:y="3.61cm" style:legend-expansion="high" chart:style-name="ch3"/>
        <chart:plot-area chart:style-name="ch4" table:cell-range-address="Sheet1.H12:Sheet1.M19" chart:data-source-has-labels="both" svg:x="1.714cm" svg:y="1.255cm" svg:width="9.048cm" svg:height="6.471cm">
          <chartooo:coordinate-region svg:x="2.706cm" svg:y="1.482cm" svg:width="8.056cm" svg:height="5.544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3.11cm" svg:y="6.432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5">
                <text:p>0.950377218148975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3">
                <text:p>0.756758456292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4">
                <text:p>0.900892894925734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6">
                <text:p>0.670629302822006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07cm" svg:height="7.585cm" xlink:href=".." xlink:type="simple" chart:class="chart:bar" chart:style-name="ch1">
        <chart:title svg:x="3.938cm" svg:y="0.322cm" chart:style-name="ch2">
          <text:p>Desempenho de aplicações contra Grep</text:p>
        </chart:title>
        <chart:legend chart:legend-position="end" svg:x="8.077cm" svg:y="3.378cm" style:legend-expansion="high" chart:style-name="ch3"/>
        <chart:plot-area chart:style-name="ch4" table:cell-range-address="Sheet2.A24:Sheet2.F28" chart:data-source-has-labels="both" svg:x="1.258cm" svg:y="1.243cm" svg:width="6.419cm" svg:height="6.191cm">
          <chartooo:coordinate-region svg:x="2.352cm" svg:y="1.243cm" svg:width="5.325cm" svg:height="3.806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2.663cm" svg:y="5.8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3cm" svg:height="7.584cm" xlink:href=".." xlink:type="simple" chart:class="chart:bar" chart:style-name="ch1">
        <chart:title svg:x="5.733cm" svg:y="0.318cm" chart:style-name="ch2">
          <text:p>Desempenho de Grep</text:p>
        </chart:title>
        <chart:legend chart:legend-position="end" svg:x="7.47cm" svg:y="3.347cm" style:legend-expansion="high" chart:style-name="ch3"/>
        <chart:plot-area chart:style-name="ch4" table:cell-range-address="Sheet2.A17:Sheet2.F22" chart:data-source-has-labels="both" svg:x="1.249cm" svg:y="1.243cm" svg:width="6.023cm" svg:height="6.19cm">
          <chartooo:coordinate-region svg:x="2.364cm" svg:y="1.243cm" svg:width="4.905cm" svg:height="3.935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2.094cm" svg:y="5.935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5cm" svg:height="7.532cm" xlink:href=".." xlink:type="simple" chart:class="chart:bar" chart:style-name="ch1">
        <chart:title svg:x="5.997cm" svg:y="0.321cm" chart:style-name="ch2">
          <text:p>Desempenho de dd</text:p>
        </chart:title>
        <chart:legend chart:legend-position="end" svg:x="7.466cm" svg:y="3.374cm" style:legend-expansion="high" chart:style-name="ch3"/>
        <chart:plot-area chart:style-name="ch4" table:cell-range-address="Sheet2.A10:Sheet2.F15" chart:data-source-has-labels="both" svg:x="1.249cm" svg:y="1.241cm" svg:width="6.015cm" svg:height="6.141cm">
          <chartooo:coordinate-region svg:x="2.241cm" svg:y="1.241cm" svg:width="5.023cm" svg:height="4.204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2.096cm" svg:y="6.20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48cm" svg:height="7.655cm" xlink:href=".." xlink:type="simple" chart:class="chart:bar" chart:style-name="ch1">
        <chart:title svg:x="6.382cm" svg:y="0.324cm" chart:style-name="ch2">
          <text:p>Desempenho de Bzip</text:p>
        </chart:title>
        <chart:legend chart:legend-position="end" svg:x="8.338cm" svg:y="3.477cm" style:legend-expansion="high" chart:style-name="ch3"/>
        <chart:plot-area chart:style-name="ch4" table:cell-range-address="Sheet2.A2:Sheet2.F7" chart:data-source-has-labels="both" svg:x="1.266cm" svg:y="1.247cm" svg:width="6.844cm" svg:height="6.255cm">
          <chartooo:coordinate-region svg:x="2.283cm" svg:y="1.247cm" svg:width="5.827cm" svg:height="3.739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2.175cm" svg:y="6.272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7cm" svg:height="9.73cm" xlink:href=".." xlink:type="simple" chart:class="chart:bar" chart:style-name="ch1">
        <chart:legend chart:legend-position="end" svg:x="15.53cm" svg:y="4.317cm" style:legend-expansion="high" chart:style-name="ch2"/>
        <chart:plot-area chart:style-name="ch3" table:cell-range-address="'Média Ponderada'.A1:'Média Ponderada'.C2 'Média Ponderada'.A4:'Média Ponderada'.C4 'Média Ponderada'.A8:'Média Ponderada'.C8 'Média Ponderada'.A17:'Média Ponderada'.C17 'Média Ponderada'.A22:'Média Ponderada'.C23 'Média Ponderada'.A27:'Média Ponderada'.C28 'Média Ponderada'.A31:'Média Ponderada'.C32 'Média Ponderada'.A37:'Média Ponderada'.C38 'Média Ponderada'.A41:'Média Ponderada'.C42 'Média Ponderada'.A48:'Média Ponderada'.C48" chart:data-source-has-labels="both" svg:x="0.346cm" svg:y="0.194cm" svg:width="14.838cm" svg:height="9.342cm">
          <chartooo:coordinate-region svg:x="1.54cm" svg:y="0.194cm" svg:width="13.644cm" svg:height="7.096cm"/>
          <chart:axis chart:dimension="x" chart:name="primary-x" chart:style-name="ch4" chartooo:axis-type="auto">
            <chartooo:date-scale/>
            <chart:categories table:cell-range-address="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" chart:label-cell-address="'Média Ponderada'.B1:'Média Ponderada'.B1" chart:class="chart:bar">
            <chart:data-point chart:repeated="15"/>
          </chart:series>
          <chart:series chart:style-name="ch8" chart:values-cell-range-address="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" chart:label-cell-address="'Média Ponderada'.C1:'Média Ponderada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édia Ponderada'.B1:'Média Ponderada'.B1</svg:desc>
                </draw:g>
              </table:table-cell>
              <table:table-cell office:value-type="string">
                <text:p>predict</text:p>
                <draw:g>
                  <svg:desc>'Média Ponderada'.C1:'Média Ponderad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</svg:desc>
                </draw:g>
              </table:table-cell>
              <table:table-cell office:value-type="float" office:value="0.8980366978">
                <text:p>0.8980366978</text:p>
                <draw:g>
                  <svg:desc>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</svg:desc>
                </draw:g>
              </table:table-cell>
              <table:table-cell office:value-type="float" office:value="0.8835023">
                <text:p>0.8835023</text:p>
                <draw:g>
                  <svg:desc>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8cm" xlink:href=".." xlink:type="simple" chart:class="chart:bar" chart:style-name="ch1">
        <chart:legend chart:legend-position="end" svg:x="13.842cm" svg:y="3.697cm" style:legend-expansion="high" chart:style-name="ch2"/>
        <chart:plot-area chart:style-name="ch3" table:cell-range-address="'LINEAR REGRESSION ERROR'.A22:'LINEAR REGRESSION ERROR'.D29" chart:data-source-has-labels="both" svg:x="0.319cm" svg:y="0.179cm" svg:width="13.204cm" svg:height="8.63cm">
          <chartooo:coordinate-region svg:x="0.94cm" svg:y="0.378cm" svg:width="12.583cm" svg:height="7.784cm"/>
          <chart:axis chart:dimension="x" chart:name="primary-x" chart:style-name="ch4" chartooo:axis-type="auto">
            <chartooo:date-scale/>
            <chart:categories table:cell-range-address="'LINEAR REGRESSION ERROR'.A23:'LINEAR REGRESSION ERROR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 ERROR'.B23:'LINEAR REGRESSION ERROR'.B29" chart:label-cell-address="'LINEAR REGRESSION ERROR'.B22:'LINEAR REGRESSION ERROR'.B22" chart:class="chart:bar">
            <chart:data-point chart:repeated="7"/>
          </chart:series>
          <chart:series chart:style-name="ch8" chart:values-cell-range-address="'LINEAR REGRESSION ERROR'.C23:'LINEAR REGRESSION ERROR'.C29" chart:label-cell-address="'LINEAR REGRESSION ERROR'.C22:'LINEAR REGRESSION ERROR'.C22" chart:class="chart:bar">
            <chart:data-point chart:repeated="7"/>
          </chart:series>
          <chart:series chart:style-name="ch9" chart:values-cell-range-address="'LINEAR REGRESSION ERROR'.D23:'LINEAR REGRESSION ERROR'.D29" chart:label-cell-address="'LINEAR REGRESSION ERROR'.D22:'LINEAR REGRESSION ERROR'.D2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LINEAR REGRESSION ERROR'.B22:'LINEAR REGRESSION ERROR'.B22</svg:desc>
                </draw:g>
              </table:table-cell>
              <table:table-cell office:value-type="string">
                <text:p>Maior</text:p>
                <draw:g>
                  <svg:desc>'LINEAR REGRESSION ERROR'.C22:'LINEAR REGRESSION ERROR'.C22</svg:desc>
                </draw:g>
              </table:table-cell>
              <table:table-cell office:value-type="string">
                <text:p> Mediana</text:p>
                <draw:g>
                  <svg:desc>'LINEAR REGRESSION ERROR'.D22:'LINEAR REGRESSION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LINEAR REGRESSION ERROR'.A23:'LINEAR REGRESSION ERROR'.A29</svg:desc>
                </draw:g>
              </table:table-cell>
              <table:table-cell office:value-type="float" office:value="11.1920053230784">
                <text:p>11.1920053230784</text:p>
                <draw:g>
                  <svg:desc>'LINEAR REGRESSION ERROR'.B23:'LINEAR REGRESSION ERROR'.B29</svg:desc>
                </draw:g>
              </table:table-cell>
              <table:table-cell office:value-type="float" office:value="34.011852629545">
                <text:p>34.011852629545</text:p>
                <draw:g>
                  <svg:desc>'LINEAR REGRESSION ERROR'.C23:'LINEAR REGRESSION ERROR'.C29</svg:desc>
                </draw:g>
              </table:table-cell>
              <table:table-cell office:value-type="float" office:value="7.50443119543798">
                <text:p>7.50443119543798</text:p>
                <draw:g>
                  <svg:desc>'LINEAR REGRESSION ERROR'.D23:'LINEAR REGRESSION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8.7799062403625">
                <text:p>18.7799062403625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13.3558879067454">
                <text:p>13.3558879067454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13.7826147953218">
                <text:p>13.7826147953218</text:p>
              </table:table-cell>
              <table:table-cell office:value-type="float" office:value="52.493895707252">
                <text:p>52.493895707252</text:p>
              </table:table-cell>
              <table:table-cell office:value-type="float" office:value="9.77994963132153">
                <text:p>9.7799496313215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12.026005620302">
                <text:p>12.026005620302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50443119543798">
                <text:p>7.50443119543798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4.1057428563886">
                <text:p>14.1057428563886</text:p>
              </table:table-cell>
              <table:table-cell office:value-type="float" office:value="53.6535102810143">
                <text:p>53.6535102810143</text:p>
              </table:table-cell>
              <table:table-cell office:value-type="float" office:value="7.65299154364059">
                <text:p>7.65299154364059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1.0768356294864">
                <text:p>11.0768356294864</text:p>
              </table:table-cell>
              <table:table-cell office:value-type="float" office:value="38.5771695995777">
                <text:p>38.5771695995777</text:p>
              </table:table-cell>
              <table:table-cell office:value-type="float" office:value="8.42077209594835">
                <text:p>8.420772095948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7.7438554238037">
                <text:p>17.7438554238037</text:p>
              </table:table-cell>
              <table:table-cell office:value-type="float" office:value="53.5881909502899">
                <text:p>53.5881909502899</text:p>
              </table:table-cell>
              <table:table-cell office:value-type="float" office:value="7.46372878247076">
                <text:p>7.46372878247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1cm" svg:height="10.216cm" xlink:href=".." xlink:type="simple" chart:class="chart:bar" chart:style-name="ch1">
        <chart:legend chart:legend-position="end" svg:x="15.607cm" svg:y="4.56cm" style:legend-expansion="high" chart:style-name="ch2"/>
        <chart:plot-area chart:style-name="ch3" table:cell-range-address="'Linear regression'.A1:'Linear regression'.C2 'Linear regression'.A4:'Linear regression'.C4 'Linear regression'.A8:'Linear regression'.C8 'Linear regression'.A17:'Linear regression'.C17 'Linear regression'.A22:'Linear regression'.C23 'Linear regression'.A27:'Linear regression'.C28 'Linear regression'.A31:'Linear regression'.C32 'Linear regression'.A37:'Linear regression'.C38 'Linear regression'.A41:'Linear regression'.C42 'Linear regression'.A48:'Linear regression'.C48" chart:data-source-has-labels="both" svg:x="0.363cm" svg:y="0.204cm" svg:width="14.881cm" svg:height="9.808cm">
          <chartooo:coordinate-region svg:x="1.556cm" svg:y="0.204cm" svg:width="13.688cm" svg:height="7.562cm"/>
          <chart:axis chart:dimension="x" chart:name="primary-x" chart:style-name="ch4" chartooo:axis-type="auto">
            <chartooo:date-scale/>
            <chart:categories table:cell-range-address="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" chart:label-cell-address="'Linear regression'.B1:'Linear regression'.B1" chart:class="chart:bar">
            <chart:data-point chart:repeated="15"/>
          </chart:series>
          <chart:series chart:style-name="ch8" chart:values-cell-range-address="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" chart:label-cell-address="'Linear regression'.C1:'Linear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Linear regression'.B1:'Linear regression'.B1</svg:desc>
                </draw:g>
              </table:table-cell>
              <table:table-cell office:value-type="string">
                <text:p>predict_regr</text:p>
                <draw:g>
                  <svg:desc>'Linear regression'.C1:'Linear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</svg:desc>
                </draw:g>
              </table:table-cell>
              <table:table-cell office:value-type="float" office:value="0.8980366978">
                <text:p>0.8980366978</text:p>
                <draw:g>
                  <svg:desc>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</svg:desc>
                </draw:g>
              </table:table-cell>
              <table:table-cell office:value-type="float" office:value="0.9101495">
                <text:p>0.9101495</text:p>
                <draw:g>
                  <svg:desc>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450909">
                <text:p>0.9450909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7071558">
                <text:p>0.7071558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644921">
                <text:p>0.64492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6557184">
                <text:p>0.6557184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8045604">
                <text:p>0.8045604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356088">
                <text:p>0.7356088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179301">
                <text:p>0.179301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282874">
                <text:p>0.228287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437123">
                <text:p>0.9437123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6092889">
                <text:p>0.6092889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738987">
                <text:p>0.8738987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051112">
                <text:p>0.905111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18451">
                <text:p>0.7918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444cm" svg:y="3.946cm" style:legend-expansion="high" chart:style-name="ch2"/>
        <chart:plot-area chart:style-name="ch3" table:cell-range-address="'polinomial regression'.A1:'polinomial regression'.C2 'polinomial regression'.A4:'polinomial regression'.C4 'polinomial regression'.A8:'polinomial regression'.C8 'polinomial regression'.A17:'polinomial regression'.C17 'polinomial regression'.A22:'polinomial regression'.C23 'polinomial regression'.A27:'polinomial regression'.C28 'polinomial regression'.A31:'polinomial regression'.C32 'polinomial regression'.A37:'polinomial regression'.C38 'polinomial regression'.A41:'polinomial regression'.C42 'polinomial regression'.A48:'polinomial regression'.C48" chart:data-source-has-labels="both" svg:x="0.319cm" svg:y="0.179cm" svg:width="12.806cm" svg:height="8.63cm">
          <chartooo:coordinate-region svg:x="1.581cm" svg:y="0.179cm" svg:width="11.544cm" svg:height="6.384cm"/>
          <chart:axis chart:dimension="x" chart:name="primary-x" chart:style-name="ch4" chartooo:axis-type="auto">
            <chartooo:date-scale/>
            <chart:categories table:cell-range-address="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" chart:label-cell-address="'polinomial regression'.B1:'polinomial regression'.B1" chart:class="chart:bar">
            <chart:data-point chart:repeated="15"/>
          </chart:series>
          <chart:series chart:style-name="ch8" chart:values-cell-range-address="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" chart:label-cell-address="'polinomial regression'.C1:'polinomial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polinomial regression'.B1:'polinomial regression'.B1</svg:desc>
                </draw:g>
              </table:table-cell>
              <table:table-cell office:value-type="string">
                <text:p>predict_regr</text:p>
                <draw:g>
                  <svg:desc>'polinomial regression'.C1:'polinomial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</svg:desc>
                </draw:g>
              </table:table-cell>
              <table:table-cell office:value-type="float" office:value="0.8980366978">
                <text:p>0.8980366978</text:p>
                <draw:g>
                  <svg:desc>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</svg:desc>
                </draw:g>
              </table:table-cell>
              <table:table-cell office:value-type="float" office:value="0.9041855758">
                <text:p>0.9041855758</text:p>
                <draw:g>
                  <svg:desc>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910628195">
                <text:p>0.6910628195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8958948242">
                <text:p>0.8958948242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682854986">
                <text:p>0.6682854986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26539641">
                <text:p>0.452653964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5002802745">
                <text:p>0.5002802745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608373348">
                <text:p>0.760837334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805932913">
                <text:p>0.7805932913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3991726973">
                <text:p>0.399172697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1600374034">
                <text:p>0.160037403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826851079">
                <text:p>0.9826851079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9530515405">
                <text:p>0.9530515405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440608302">
                <text:p>0.8440608302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914716192">
                <text:p>0.991471619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80660965">
                <text:p>0.7980660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703cm" style:legend-expansion="high" chart:style-name="ch2"/>
        <chart:plot-area chart:style-name="ch3" table:cell-range-address="'Média Erro'.A22:'Média Erro'.D29" chart:data-source-has-labels="both" svg:x="1.331cm" svg:y="0.18cm" svg:width="12.192cm" svg:height="7.659cm">
          <chartooo:coordinate-region svg:x="1.952cm" svg:y="0.379cm" svg:width="11.571cm" svg:height="6.813cm"/>
          <chart:axis chart:dimension="x" chart:name="primary-x" chart:style-name="ch4" chartooo:axis-type="auto">
            <chartooo:date-scale/>
            <chart:title svg:x="6.576cm" svg:y="8.019cm" chart:style-name="ch5">
              <text:p>Aplicações</text:p>
            </chart:title>
            <chart:categories table:cell-range-address="'Média Erro'.A23:'Média Erro'.A29"/>
          </chart:axis>
          <chart:axis chart:dimension="y" chart:name="primary-y" chart:style-name="ch6">
            <chart:title svg:x="0.451cm" svg:y="5.283cm" chart:style-name="ch7">
              <text:p>Erro da Predição</text:p>
            </chart:title>
            <chart:grid chart:style-name="ch8" chart:class="major"/>
          </chart:axis>
          <chart:series chart:style-name="ch9" chart:values-cell-range-address="'Média Erro'.B23:'Média Erro'.B29" chart:label-cell-address="'Média Erro'.B22:'Média Erro'.B22" chart:class="chart:bar">
            <chart:data-point chart:repeated="7"/>
          </chart:series>
          <chart:series chart:style-name="ch10" chart:values-cell-range-address="'Média Erro'.C23:'Média Erro'.C29" chart:label-cell-address="'Média Erro'.C22:'Média Erro'.C22" chart:class="chart:bar">
            <chart:data-point chart:repeated="7"/>
          </chart:series>
          <chart:series chart:style-name="ch11" chart:values-cell-range-address="'Média Erro'.D23:'Média Erro'.D29" chart:label-cell-address="'Média Erro'.D22:'Média Erro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Média Erro'.B22:'Média Erro'.B22</svg:desc>
                </draw:g>
              </table:table-cell>
              <table:table-cell office:value-type="string">
                <text:p>Maior</text:p>
                <draw:g>
                  <svg:desc>'Média Erro'.C22:'Média Erro'.C22</svg:desc>
                </draw:g>
              </table:table-cell>
              <table:table-cell office:value-type="string">
                <text:p> Mediana</text:p>
                <draw:g>
                  <svg:desc>'Média Erro'.D22:'Média Erro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Média Erro'.A23:'Média Erro'.A29</svg:desc>
                </draw:g>
              </table:table-cell>
              <table:table-cell office:value-type="float" office:value="5.05191075166263">
                <text:p>5.05191075166263</text:p>
                <draw:g>
                  <svg:desc>'Média Erro'.B23:'Média Erro'.B29</svg:desc>
                </draw:g>
              </table:table-cell>
              <table:table-cell office:value-type="float" office:value="13.478752644665">
                <text:p>13.478752644665</text:p>
                <draw:g>
                  <svg:desc>'Média Erro'.C23:'Média Erro'.C29</svg:desc>
                </draw:g>
              </table:table-cell>
              <table:table-cell office:value-type="float" office:value="2.11502502673881">
                <text:p>2.11502502673881</text:p>
                <draw:g>
                  <svg:desc>'Média Erro'.D23:'Média Erro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10.20897695683">
                <text:p>10.20897695683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4.57683330241328">
                <text:p>4.576833302413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7.55754743501686">
                <text:p>7.55754743501686</text:p>
              </table:table-cell>
              <table:table-cell office:value-type="float" office:value="31.3397139313379">
                <text:p>31.3397139313379</text:p>
              </table:table-cell>
              <table:table-cell office:value-type="float" office:value="5.78586314292156">
                <text:p>5.78586314292156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9.25312935985672">
                <text:p>9.25312935985672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5.75955931829146">
                <text:p>5.7595593182914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22.1342747274509">
                <text:p>22.1342747274509</text:p>
              </table:table-cell>
              <table:table-cell office:value-type="float" office:value="65.1098034073604">
                <text:p>65.1098034073604</text:p>
              </table:table-cell>
              <table:table-cell office:value-type="float" office:value="10.7609219175874">
                <text:p>10.7609219175874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9.38069748754505">
                <text:p>9.38069748754505</text:p>
              </table:table-cell>
              <table:table-cell office:value-type="float" office:value="41.5400560712771">
                <text:p>41.5400560712771</text:p>
              </table:table-cell>
              <table:table-cell office:value-type="float" office:value="2.98554649357312">
                <text:p>2.98554649357312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.8085079870142">
                <text:p>12.8085079870142</text:p>
              </table:table-cell>
              <table:table-cell office:value-type="float" office:value="61.9355865919218">
                <text:p>61.9355865919218</text:p>
              </table:table-cell>
              <table:table-cell office:value-type="float" office:value="5.78586314292156">
                <text:p>5.78586314292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4cm" xlink:href=".." xlink:type="simple" chart:class="chart:bar" chart:style-name="ch1">
        <chart:legend chart:legend-position="end" svg:x="13.841cm" svg:y="3.7cm" style:legend-expansion="high" chart:style-name="ch2"/>
        <chart:plot-area chart:style-name="ch3" table:cell-range-address="'polinomial error'.A22:'polinomial error'.D29" chart:data-source-has-labels="both" svg:x="1.33cm" svg:y="0.179cm" svg:width="12.192cm" svg:height="7.655cm">
          <chartooo:coordinate-region svg:x="1.951cm" svg:y="0.378cm" svg:width="11.571cm" svg:height="6.809cm"/>
          <chart:axis chart:dimension="x" chart:name="primary-x" chart:style-name="ch4" chartooo:axis-type="auto">
            <chartooo:date-scale/>
            <chart:title svg:x="6.575cm" svg:y="8.013cm" chart:style-name="ch5">
              <text:p>Aplicações</text:p>
            </chart:title>
            <chart:categories table:cell-range-address="'polinomial error'.A23:'polinomial error'.A29"/>
          </chart:axis>
          <chart:axis chart:dimension="y" chart:name="primary-y" chart:style-name="ch6">
            <chart:title svg:x="0.451cm" svg:y="5.28cm" chart:style-name="ch7">
              <text:p>Erro da Predição</text:p>
            </chart:title>
            <chart:grid chart:style-name="ch8" chart:class="major"/>
          </chart:axis>
          <chart:series chart:style-name="ch9" chart:values-cell-range-address="'polinomial error'.B23:'polinomial error'.B29" chart:label-cell-address="'polinomial error'.B22:'polinomial error'.B22" chart:class="chart:bar">
            <chart:data-point chart:repeated="7"/>
          </chart:series>
          <chart:series chart:style-name="ch10" chart:values-cell-range-address="'polinomial error'.C23:'polinomial error'.C29" chart:label-cell-address="'polinomial error'.C22:'polinomial error'.C22" chart:class="chart:bar">
            <chart:data-point chart:repeated="7"/>
          </chart:series>
          <chart:series chart:style-name="ch11" chart:values-cell-range-address="'polinomial error'.D23:'polinomial error'.D29" chart:label-cell-address="'polinomial error'.D22:'polinomial error'.D2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polinomial error'.B22:'polinomial error'.B22</svg:desc>
                </draw:g>
              </table:table-cell>
              <table:table-cell office:value-type="string">
                <text:p>Maior</text:p>
                <draw:g>
                  <svg:desc>'polinomial error'.C22:'polinomial error'.C22</svg:desc>
                </draw:g>
              </table:table-cell>
              <table:table-cell office:value-type="string">
                <text:p> Mediana</text:p>
                <draw:g>
                  <svg:desc>'polinomial error'.D22:'polinomial erro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polinomial error'.A23:'polinomial error'.A29</svg:desc>
                </draw:g>
              </table:table-cell>
              <table:table-cell office:value-type="float" office:value="3.68009742403606">
                <text:p>3.68009742403606</text:p>
                <draw:g>
                  <svg:desc>'polinomial error'.B23:'polinomial error'.B29</svg:desc>
                </draw:g>
              </table:table-cell>
              <table:table-cell office:value-type="float" office:value="18.7960348117873">
                <text:p>18.7960348117873</text:p>
                <draw:g>
                  <svg:desc>'polinomial error'.C23:'polinomial error'.C29</svg:desc>
                </draw:g>
              </table:table-cell>
              <table:table-cell office:value-type="float" office:value="2.53326818202238">
                <text:p>2.53326818202238</text:p>
                <draw:g>
                  <svg:desc>'polinomial error'.D23:'polinomial error'.D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.34537661048309">
                <text:p>9.34537661048309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4.43215261914028">
                <text:p>4.43215261914028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4.48618169491156">
                <text:p>4.48618169491156</text:p>
              </table:table-cell>
              <table:table-cell office:value-type="float" office:value="9.17196303142779">
                <text:p>9.17196303142779</text:p>
              </table:table-cell>
              <table:table-cell office:value-type="float" office:value="4.7850035906927">
                <text:p>4.7850035906927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3.7173742831919">
                <text:p>3.7173742831919</text:p>
              </table:table-cell>
              <table:table-cell office:value-type="float" office:value="10.217212529817">
                <text:p>10.217212529817</text:p>
              </table:table-cell>
              <table:table-cell office:value-type="float" office:value="2.93045022853536">
                <text:p>2.93045022853536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5.63236173895228">
                <text:p>5.63236173895228</text:p>
              </table:table-cell>
              <table:table-cell office:value-type="float" office:value="19.4980012904161">
                <text:p>19.4980012904161</text:p>
              </table:table-cell>
              <table:table-cell office:value-type="float" office:value="3.17986688035331">
                <text:p>3.1798668803533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1.88144691922481">
                <text:p>1.88144691922481</text:p>
              </table:table-cell>
              <table:table-cell office:value-type="float" office:value="7.84644074594187">
                <text:p>7.84644074594187</text:p>
              </table:table-cell>
              <table:table-cell office:value-type="float" office:value="0.922618386357164">
                <text:p>0.92261838635716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7.3222206715497">
                <text:p>7.3222206715497</text:p>
              </table:table-cell>
              <table:table-cell office:value-type="float" office:value="53.4647958192427">
                <text:p>53.4647958192427</text:p>
              </table:table-cell>
              <table:table-cell office:value-type="float" office:value="3.93245693539675">
                <text:p>3.932456935396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